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1f2b0" officeooo:paragraph-rsid="0011f2b0"/>
    </style:style>
    <style:style style:name="P26" style:family="paragraph" style:parent-style-name="Standard">
      <style:text-properties officeooo:rsid="001364fd" officeooo:paragraph-rsid="001364fd"/>
    </style:style>
    <style:style style:name="P27" style:family="paragraph" style:parent-style-name="Table_20_Contents">
      <style:paragraph-properties fo:margin-top="0in" fo:margin-bottom="0in" style:contextual-spacing="false"/>
      <style:text-properties officeooo:rsid="001364fd" officeooo:paragraph-rsid="001364fd"/>
    </style:style>
    <style:style style:name="P28" style:family="paragraph" style:parent-style-name="Table_20_Contents">
      <style:text-properties officeooo:rsid="001364fd" officeooo:paragraph-rsid="001364fd"/>
    </style:style>
    <style:style style:name="P29" style:family="paragraph" style:parent-style-name="Standard">
      <style:text-properties officeooo:rsid="0013b895" officeooo:paragraph-rsid="0013b895"/>
    </style:style>
    <style:style style:name="P30" style:family="paragraph" style:parent-style-name="Standard">
      <style:text-properties officeooo:rsid="001d6ddb" officeooo:paragraph-rsid="001ebd97"/>
    </style:style>
    <style:style style:name="P31" style:family="paragraph" style:parent-style-name="Standard">
      <style:text-properties officeooo:rsid="001d6ddb" officeooo:paragraph-rsid="001d6ddb"/>
    </style:style>
    <style:style style:name="P32" style:family="paragraph" style:parent-style-name="Standard">
      <style:text-properties officeooo:rsid="001ebd97" officeooo:paragraph-rsid="001ebd97"/>
    </style:style>
    <style:style style:name="P33" style:family="paragraph" style:parent-style-name="Standard">
      <style:text-properties officeooo:rsid="0016ca61" officeooo:paragraph-rsid="0016ca61"/>
    </style:style>
    <style:style style:name="P34" style:family="paragraph" style:parent-style-name="Standard">
      <style:text-properties officeooo:rsid="001f444b" officeooo:paragraph-rsid="001f444b"/>
    </style:style>
    <style:style style:name="P35" style:family="paragraph" style:parent-style-name="Standard">
      <style:text-properties officeooo:rsid="00152e36" officeooo:paragraph-rsid="00152e36"/>
    </style:style>
    <style:style style:name="P36" style:family="paragraph" style:parent-style-name="Table_20_Contents">
      <style:text-properties officeooo:rsid="00152e36" officeooo:paragraph-rsid="00152e36"/>
    </style:style>
    <style:style style:name="P37" style:family="paragraph" style:parent-style-name="Standard">
      <style:text-properties officeooo:rsid="00154050" officeooo:paragraph-rsid="00154050"/>
    </style:style>
    <style:style style:name="P38" style:family="paragraph" style:parent-style-name="Standard">
      <style:text-properties style:font-name="Courier"/>
    </style:style>
    <style:style style:name="P3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officeooo:rsid="003d8f11" officeooo:paragraph-rsid="003d8f11" style:font-size-asian="12pt" style:font-size-complex="12pt"/>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text-properties officeooo:rsid="002d9e39" officeooo:paragraph-rsid="002d9e39"/>
    </style:style>
    <style:style style:name="P48" style:family="paragraph" style:parent-style-name="Standard">
      <style:text-properties officeooo:rsid="002f5544" officeooo:paragraph-rsid="002f5544"/>
    </style:style>
    <style:style style:name="P49" style:family="paragraph" style:parent-style-name="Standard">
      <style:text-properties officeooo:rsid="0048173c" officeooo:paragraph-rsid="0048173c"/>
    </style:style>
    <style:style style:name="P50" style:family="paragraph" style:parent-style-name="Standard">
      <style:text-properties officeooo:rsid="004bb39e" officeooo:paragraph-rsid="004bb39e"/>
    </style:style>
    <style:style style:name="P51" style:family="paragraph" style:parent-style-name="Footnote">
      <style:text-properties officeooo:rsid="0021aa07" officeooo:paragraph-rsid="0021aa07"/>
    </style:style>
    <style:style style:name="P52" style:family="paragraph" style:parent-style-name="Footnote">
      <style:text-properties officeooo:rsid="004195de" officeooo:paragraph-rsid="004195de"/>
    </style:style>
    <style:style style:name="P53" style:family="paragraph" style:parent-style-name="Standard">
      <style:paragraph-properties fo:margin-top="0in" fo:margin-bottom="0in" style:contextual-spacing="false"/>
      <style:text-properties officeooo:paragraph-rsid="0047cdd7"/>
    </style:style>
    <style:style style:name="P54" style:family="paragraph" style:parent-style-name="Standard">
      <style:paragraph-properties fo:margin-top="0in" fo:margin-bottom="0in" style:contextual-spacing="false" fo:break-before="page"/>
      <style:text-properties officeooo:paragraph-rsid="0047cdd7"/>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1" style:list-style-name="Numbering_20_2">
      <style:paragraph-properties fo:break-before="page"/>
    </style:style>
    <style:style style:name="P61" style:family="paragraph" style:parent-style-name="Heading_20_4">
      <style:text-properties officeooo:paragraph-rsid="0028d990"/>
    </style:style>
    <style:style style:name="P62" style:family="paragraph" style:parent-style-name="Heading_20_4">
      <style:text-properties officeooo:rsid="002ae786" officeooo:paragraph-rsid="002ae786"/>
    </style:style>
    <style:style style:name="P63" style:family="paragraph" style:parent-style-name="Heading_20_4">
      <style:text-properties officeooo:rsid="0036157f" officeooo:paragraph-rsid="0036157f"/>
    </style:style>
    <style:style style:name="P64"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5"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66" style:family="paragraph" style:parent-style-name="Standard">
      <style:text-properties officeooo:rsid="0016ca61" officeooo:paragraph-rsid="0016ca61"/>
    </style:style>
    <style:style style:name="P67" style:family="paragraph" style:parent-style-name="Standard">
      <style:text-properties officeooo:rsid="00154050" officeooo:paragraph-rsid="00154050"/>
    </style:style>
    <style:style style:name="P68" style:family="paragraph" style:parent-style-name="Standard" style:list-style-name="L1"/>
    <style:style style:name="P69" style:family="paragraph" style:parent-style-name="Standard" style:list-style-name="L2">
      <style:text-properties officeooo:paragraph-rsid="003ace26"/>
    </style:style>
    <style:style style:name="P70" style:family="paragraph" style:parent-style-name="Standard" style:list-style-name="L3">
      <style:text-properties officeooo:rsid="0048173c" officeooo:paragraph-rsid="0048173c"/>
    </style:style>
    <style:style style:name="P71" style:family="paragraph" style:parent-style-name="Standard" style:list-style-name="L4"/>
    <style:style style:name="P72" style:family="paragraph" style:parent-style-name="Standard" style:list-style-name="L5"/>
    <style:style style:name="P73" style:family="paragraph" style:parent-style-name="Standard" style:list-style-name="L6">
      <style:text-properties officeooo:rsid="001ebd97" officeooo:paragraph-rsid="001ebd97"/>
    </style:style>
    <style:style style:name="P74" style:family="paragraph" style:parent-style-name="Standard">
      <style:text-properties officeooo:rsid="001ebd97" officeooo:paragraph-rsid="001ebd97"/>
    </style:style>
    <style:style style:name="P75" style:family="paragraph" style:parent-style-name="Standard" style:list-style-name="L7">
      <style:text-properties officeooo:rsid="0030ba07" officeooo:paragraph-rsid="0030ba07"/>
    </style:style>
    <style:style style:name="P76" style:family="paragraph" style:parent-style-name="Standard">
      <style:text-properties officeooo:rsid="0030ba07" officeooo:paragraph-rsid="0030ba07"/>
    </style:style>
    <style:style style:name="P77" style:family="paragraph" style:parent-style-name="Standard">
      <style:text-properties officeooo:rsid="00152e36" officeooo:paragraph-rsid="00152e36"/>
    </style:style>
    <style:style style:name="P78" style:family="paragraph" style:parent-style-name="Standard">
      <style:text-properties officeooo:rsid="001364fd" officeooo:paragraph-rsid="001364fd"/>
    </style:style>
    <style:style style:name="P79" style:family="paragraph" style:parent-style-name="Standard">
      <style:text-properties officeooo:rsid="0013b895" officeooo:paragraph-rsid="0013b895"/>
    </style:style>
    <style:style style:name="P80" style:family="paragraph" style:parent-style-name="Standard">
      <style:text-properties officeooo:rsid="001d6ddb" officeooo:paragraph-rsid="001d6ddb"/>
    </style:style>
    <style:style style:name="P81" style:family="paragraph" style:parent-style-name="Standard">
      <style:text-properties officeooo:rsid="001d6ddb" officeooo:paragraph-rsid="001ebd97"/>
    </style:style>
    <style:style style:name="P82" style:family="paragraph" style:parent-style-name="Standard">
      <style:text-properties officeooo:rsid="004bb39e" officeooo:paragraph-rsid="004bb39e"/>
    </style:style>
    <style:style style:name="P83" style:family="paragraph" style:parent-style-name="Standard">
      <style:text-properties officeooo:rsid="001f444b" officeooo:paragraph-rsid="001f444b"/>
    </style:style>
    <style:style style:name="P84" style:family="paragraph" style:parent-style-name="Standard">
      <style:text-properties officeooo:rsid="002d9e39" officeooo:paragraph-rsid="002d9e39"/>
    </style:style>
    <style:style style:name="P85" style:family="paragraph" style:parent-style-name="Standard">
      <style:text-properties officeooo:rsid="002f5544" officeooo:paragraph-rsid="002f5544"/>
    </style:style>
    <style:style style:name="P86"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8"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89"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0"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1"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2"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93"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94"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fo:font-size="10pt" officeooo:rsid="005e8aa8" style:font-size-asian="10pt" style:font-size-complex="10pt"/>
    </style:style>
    <style:style style:name="T29" style:family="text">
      <style:text-properties fo:font-size="10pt" officeooo:rsid="006bbe50" style:font-size-asian="10pt" style:font-size-complex="10pt"/>
    </style:style>
    <style:style style:name="T30" style:family="text">
      <style:text-properties officeooo:rsid="001f444b"/>
    </style:style>
    <style:style style:name="T31" style:family="text">
      <style:text-properties officeooo:rsid="0021aa07"/>
    </style:style>
    <style:style style:name="T32" style:family="text">
      <style:text-properties officeooo:rsid="0022304b"/>
    </style:style>
    <style:style style:name="T33" style:family="text">
      <style:text-properties officeooo:rsid="0028d990"/>
    </style:style>
    <style:style style:name="T34" style:family="text">
      <style:text-properties officeooo:rsid="002c126c"/>
    </style:style>
    <style:style style:name="T35" style:family="text">
      <style:text-properties officeooo:rsid="002d9318"/>
    </style:style>
    <style:style style:name="T36" style:family="text">
      <style:text-properties officeooo:rsid="0030f51b"/>
    </style:style>
    <style:style style:name="T37" style:family="text">
      <style:text-properties officeooo:rsid="003ace26"/>
    </style:style>
    <style:style style:name="T38" style:family="text">
      <style:text-properties officeooo:rsid="003c82eb"/>
    </style:style>
    <style:style style:name="T39" style:family="text">
      <style:text-properties style:font-weight-complex="bold"/>
    </style:style>
    <style:style style:name="T40" style:family="text">
      <style:text-properties officeooo:rsid="001574eb" style:font-weight-complex="bold"/>
    </style:style>
    <style:style style:name="T41" style:family="text">
      <style:text-properties officeooo:rsid="005dd476" style:font-weight-complex="bold"/>
    </style:style>
    <style:style style:name="T42" style:family="text">
      <style:text-properties officeooo:rsid="007da084" style:font-weight-complex="bold"/>
    </style:style>
    <style:style style:name="T43" style:family="text">
      <style:text-properties officeooo:rsid="003eceeb"/>
    </style:style>
    <style:style style:name="T44" style:family="text">
      <style:text-properties officeooo:rsid="003f0262"/>
    </style:style>
    <style:style style:name="T45" style:family="text">
      <style:text-properties officeooo:rsid="004195de"/>
    </style:style>
    <style:style style:name="T46" style:family="text">
      <style:text-properties officeooo:rsid="00428ae5"/>
    </style:style>
    <style:style style:name="T47" style:family="text">
      <style:text-properties officeooo:rsid="004485ca"/>
    </style:style>
    <style:style style:name="T48" style:family="text">
      <style:text-properties officeooo:rsid="0047cdd7"/>
    </style:style>
    <style:style style:name="T49" style:family="text">
      <style:text-properties officeooo:rsid="0048173c"/>
    </style:style>
    <style:style style:name="T50" style:family="text">
      <style:text-properties officeooo:rsid="004b11bd"/>
    </style:style>
    <style:style style:name="T51"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3"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4" style:family="text">
      <style:text-properties officeooo:rsid="004eb78b"/>
    </style:style>
    <style:style style:name="T55" style:family="text">
      <style:text-properties officeooo:rsid="004f33f0"/>
    </style:style>
    <style:style style:name="T56" style:family="text">
      <style:text-properties officeooo:rsid="005ba069"/>
    </style:style>
    <style:style style:name="T57" style:family="text">
      <style:text-properties officeooo:rsid="005dd476"/>
    </style:style>
    <style:style style:name="T58" style:family="text">
      <style:text-properties officeooo:rsid="005e8aa8"/>
    </style:style>
    <style:style style:name="T59" style:family="text">
      <style:text-properties officeooo:rsid="00610d0c"/>
    </style:style>
    <style:style style:name="T60" style:family="text">
      <style:text-properties officeooo:rsid="00647ba9"/>
    </style:style>
    <style:style style:name="T61" style:family="text">
      <style:text-properties officeooo:rsid="0069d37c"/>
    </style:style>
    <style:style style:name="T62" style:family="text">
      <style:text-properties officeooo:rsid="006b0883"/>
    </style:style>
    <style:style style:name="T63" style:family="text">
      <style:text-properties officeooo:rsid="006bbe50"/>
    </style:style>
    <style:style style:name="T64" style:family="text">
      <style:text-properties officeooo:rsid="006c89d8"/>
    </style:style>
    <style:style style:name="T65" style:family="text">
      <style:text-properties officeooo:rsid="00715cad"/>
    </style:style>
    <style:style style:name="T66" style:family="text">
      <style:text-properties officeooo:rsid="00726a4c"/>
    </style:style>
    <style:style style:name="T67" style:family="text">
      <style:text-properties officeooo:rsid="00743404"/>
    </style:style>
    <style:style style:name="T68" style:family="text">
      <style:text-properties officeooo:rsid="007501f2"/>
    </style:style>
    <style:style style:name="T69" style:family="text">
      <style:text-properties officeooo:rsid="0078479f"/>
    </style:style>
    <style:style style:name="T70" style:family="text">
      <style:text-properties officeooo:rsid="00796d44"/>
    </style:style>
    <style:style style:name="T71" style:family="text">
      <style:text-properties officeooo:rsid="007ad34f"/>
    </style:style>
    <style:style style:name="T72" style:family="text">
      <style:text-properties officeooo:rsid="007da0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09854064" text:id="ct105553209854064">
          <text:insertion>
            <office:change-info>
              <dc:creator>Bob Jacobsen</dc:creator>
              <dc:date>2023-03-30T15:36:38</dc:date>
            </office:change-info>
          </text:insertion>
        </text:changed-region>
        <text:changed-region xml:id="ct105553209853824" text:id="ct105553209853824">
          <text:deletion>
            <office:change-info>
              <dc:creator>Bob Jacobsen</dc:creator>
              <dc:date>2023-03-30T15:36:38</dc:date>
            </office:change-info>
            <text:p text:style-name="P35">V</text:p>
          </text:deletion>
        </text:changed-region>
        <text:changed-region xml:id="ct105553209860304" text:id="ct105553209860304">
          <text:insertion>
            <office:change-info>
              <dc:creator>Bob Jacobsen</dc:creator>
              <dc:date>2023-03-30T15:36:41</dc:date>
            </office:change-info>
          </text:insertion>
        </text:changed-region>
        <text:changed-region xml:id="ct105553209859824" text:id="ct105553209859824">
          <text:deletion>
            <office:change-info>
              <dc:creator>Bob Jacobsen</dc:creator>
              <dc:date>2023-03-30T15:36:41</dc:date>
            </office:change-info>
            <text:p text:style-name="P35">V</text:p>
          </text:deletion>
        </text:changed-region>
        <text:changed-region xml:id="ct105553209867984" text:id="ct105553209867984">
          <text:insertion>
            <office:change-info>
              <dc:creator>Bob Jacobsen</dc:creator>
              <dc:date>2023-03-30T15:36:46</dc:date>
            </office:change-info>
          </text:insertion>
        </text:changed-region>
        <text:changed-region xml:id="ct105553209867504" text:id="ct105553209867504">
          <text:deletion>
            <office:change-info>
              <dc:creator>Bob Jacobsen</dc:creator>
              <dc:date>2023-03-30T15:36:48</dc:date>
            </office:change-info>
            <text:p text:style-name="P35">S</text:p>
          </text:deletion>
        </text:changed-region>
        <text:changed-region xml:id="ct105553209867024" text:id="ct105553209867024">
          <text:insertion>
            <office:change-info>
              <dc:creator>Bob Jacobsen</dc:creator>
              <dc:date>2023-03-30T15:36:51</dc:date>
            </office:change-info>
          </text:insertion>
        </text:changed-region>
        <text:changed-region xml:id="ct105553209852384" text:id="ct105553209852384">
          <text:deletion>
            <office:change-info>
              <dc:creator>Bob Jacobsen</dc:creator>
              <dc:date>2023-03-30T15:36:50</dc:date>
            </office:change-info>
            <text:p text:style-name="P35">A</text:p>
          </text:deletion>
        </text:changed-region>
        <text:changed-region xml:id="ct105553209858624" text:id="ct105553209858624">
          <text:deletion>
            <office:change-info>
              <dc:creator>Bob Jacobsen</dc:creator>
              <dc:date>2023-03-30T16:47:07</dc:date>
            </office:change-info>
            <text:p text:style-name="P35"><text:s/></text:p>
          </text:deletion>
        </text:changed-region>
        <text:changed-region xml:id="ct105553209858144" text:id="ct105553209858144">
          <text:insertion>
            <office:change-info>
              <dc:creator>Bob Jacobsen</dc:creator>
              <dc:date>2023-03-30T16:52:34</dc:date>
            </office:change-info>
          </text:insertion>
        </text:changed-region>
        <text:changed-region xml:id="ct105553209857664" text:id="ct105553209857664">
          <text:insertion>
            <office:change-info>
              <dc:creator>Bob Jacobsen</dc:creator>
              <dc:date>2023-03-30T16:47:11</dc:date>
            </office:change-info>
          </text:insertion>
        </text:changed-region>
        <text:changed-region xml:id="ct105553209857184" text:id="ct105553209857184">
          <text:deletion>
            <office:change-info>
              <dc:creator>Bob Jacobsen</dc:creator>
              <dc:date>2023-03-30T14:47:58</dc:date>
            </office:change-info>
            <text:p text:style-name="P35">v</text:p>
          </text:deletion>
        </text:changed-region>
        <text:changed-region xml:id="ct105553209856704" text:id="ct105553209856704">
          <text:insertion>
            <office:change-info>
              <dc:creator>Bob Jacobsen</dc:creator>
              <dc:date>2023-03-30T15:36:59</dc:date>
            </office:change-info>
          </text:insertion>
        </text:changed-region>
        <text:changed-region xml:id="ct105553209856224" text:id="ct105553209856224">
          <text:deletion>
            <office:change-info>
              <dc:creator>Bob Jacobsen</dc:creator>
              <dc:date>2023-03-30T15:36:59</dc:date>
            </office:change-info>
            <text:p text:style-name="P35">N</text:p>
          </text:deletion>
        </text:changed-region>
        <text:changed-region xml:id="ct105553209855744" text:id="ct105553209855744">
          <text:insertion>
            <office:change-info>
              <dc:creator>Bob Jacobsen</dc:creator>
              <dc:date>2023-03-30T15:37:02</dc:date>
            </office:change-info>
          </text:insertion>
        </text:changed-region>
        <text:changed-region xml:id="ct105553209855264" text:id="ct105553209855264">
          <text:deletion>
            <office:change-info>
              <dc:creator>Bob Jacobsen</dc:creator>
              <dc:date>2023-03-30T15:37:02</dc:date>
            </office:change-info>
            <text:p text:style-name="P35">D</text:p>
          </text:deletion>
        </text:changed-region>
        <text:changed-region xml:id="ct105553209854784" text:id="ct105553209854784">
          <text:insertion>
            <office:change-info>
              <dc:creator>Bob Jacobsen</dc:creator>
              <dc:date>2023-03-30T15:37:07</dc:date>
            </office:change-info>
          </text:insertion>
        </text:changed-region>
        <text:changed-region xml:id="ct105553209853344" text:id="ct105553209853344">
          <text:deletion>
            <office:change-info>
              <dc:creator>Bob Jacobsen</dc:creator>
              <dc:date>2023-03-30T15:37:06</dc:date>
            </office:change-info>
            <text:p text:style-name="P35">N</text:p>
          </text:deletion>
        </text:changed-region>
        <text:changed-region xml:id="ct105553209853104" text:id="ct105553209853104">
          <text:insertion>
            <office:change-info>
              <dc:creator>Bob Jacobsen</dc:creator>
              <dc:date>2023-03-30T15:37:36</dc:date>
            </office:change-info>
          </text:insertion>
        </text:changed-region>
        <text:changed-region xml:id="ct105553209852864" text:id="ct105553209852864">
          <text:deletion>
            <office:change-info>
              <dc:creator>Bob Jacobsen</dc:creator>
              <dc:date>2023-03-30T14:48:08</dc:date>
            </office:change-info>
            <text:p text:style-name="Standard"><text:span text:style-name="T65">v</text:span></text:p>
          </text:deletion>
        </text:changed-region>
        <text:changed-region xml:id="ct105553209852624" text:id="ct105553209852624">
          <text:insertion>
            <office:change-info>
              <dc:creator>Bob Jacobsen</dc:creator>
              <dc:date>2023-03-30T15:37:32</dc:date>
            </office:change-info>
          </text:insertion>
        </text:changed-region>
        <text:changed-region xml:id="ct105553209865344" text:id="ct105553209865344">
          <text:deletion>
            <office:change-info>
              <dc:creator>Bob Jacobsen</dc:creator>
              <dc:date>2023-03-30T14:48:14</dc:date>
            </office:change-info>
            <text:p text:style-name="Standard"><text:span text:style-name="T65">v</text:span></text:p>
          </text:deletion>
        </text:changed-region>
        <text:changed-region xml:id="ct105553209853584" text:id="ct105553209853584">
          <text:insertion>
            <office:change-info>
              <dc:creator>Bob Jacobsen</dc:creator>
              <dc:date>2023-03-30T11:14:32</dc:date>
            </office:change-info>
          </text:insertion>
        </text:changed-region>
        <text:changed-region xml:id="ct105553209864864" text:id="ct105553209864864">
          <text:deletion>
            <office:change-info>
              <dc:creator>Bob Jacobsen</dc:creator>
              <dc:date>2023-03-30T10:49:37</dc:date>
            </office:change-info>
            <text:p text:style-name="Standard"><text:span text:style-name="T15">1.</text:span></text:p>
          </text:deletion>
        </text:changed-region>
        <text:changed-region xml:id="ct105553209864384" text:id="ct105553209864384">
          <text:deletion>
            <office:change-info>
              <dc:creator>Bob Jacobsen</dc:creator>
              <dc:date>2023-03-30T09:49:25</dc:date>
            </office:change-info>
            <text:p text:style-name="Standard"><text:span text:style-name="T13">1</text:span></text:p>
          </text:deletion>
        </text:changed-region>
        <text:changed-region xml:id="ct105553209863424" text:id="ct105553209863424">
          <text:insertion>
            <office:change-info>
              <dc:creator>Bob Jacobsen</dc:creator>
              <dc:date>2023-03-30T10:49:42</dc:date>
            </office:change-info>
          </text:insertion>
        </text:changed-region>
        <text:changed-region xml:id="ct105553209862464" text:id="ct105553209862464">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209861744" text:id="ct105553209861744">
          <text:insertion>
            <office:change-info>
              <dc:creator>Bob Jacobsen</dc:creator>
              <dc:date>2023-03-30T10:49:46</dc:date>
            </office:change-info>
          </text:insertion>
        </text:changed-region>
        <text:changed-region xml:id="ct105553209861984" text:id="ct105553209861984">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8">1</text:span></text:span></text:a></text:p>
          </text:deletion>
        </text:changed-region>
        <text:changed-region xml:id="ct105553209866064" text:id="ct105553209866064">
          <text:insertion>
            <office:change-info>
              <dc:creator>Bob Jacobsen</dc:creator>
              <dc:date>2023-03-30T15:43:45</dc:date>
            </office:change-info>
          </text:insertion>
        </text:changed-region>
        <text:changed-region xml:id="ct105553209862944" text:id="ct105553209862944">
          <text:deletion>
            <office:change-info>
              <dc:creator>Bob Jacobsen</dc:creator>
              <dc:date>2023-03-30T15:43:44</dc:date>
            </office:change-info>
            <text:p text:style-name="P26">V</text:p>
          </text:deletion>
        </text:changed-region>
        <text:changed-region xml:id="ct105553209863904" text:id="ct105553209863904">
          <text:insertion>
            <office:change-info>
              <dc:creator>Bob Jacobsen</dc:creator>
              <dc:date>2023-03-30T15:43:53</dc:date>
            </office:change-info>
          </text:insertion>
        </text:changed-region>
        <text:changed-region xml:id="ct105553209864144" text:id="ct105553209864144">
          <text:deletion>
            <office:change-info>
              <dc:creator>Bob Jacobsen</dc:creator>
              <dc:date>2023-03-30T15:43:53</dc:date>
            </office:change-info>
            <text:p text:style-name="P29">V</text:p>
          </text:deletion>
        </text:changed-region>
        <text:changed-region xml:id="ct105553209864624" text:id="ct105553209864624">
          <text:insertion>
            <office:change-info>
              <dc:creator>Bob Jacobsen</dc:creator>
              <dc:date>2023-03-30T15:43:30</dc:date>
            </office:change-info>
          </text:insertion>
        </text:changed-region>
        <text:changed-region xml:id="ct105553209865104" text:id="ct105553209865104">
          <text:deletion>
            <office:change-info>
              <dc:creator>Bob Jacobsen</dc:creator>
              <dc:date>2023-03-30T15:43:29</dc:date>
            </office:change-info>
            <text:p text:style-name="P29">N</text:p>
          </text:deletion>
        </text:changed-region>
        <text:changed-region xml:id="ct105553209859584" text:id="ct105553209859584">
          <text:insertion>
            <office:change-info>
              <dc:creator>Bob Jacobsen</dc:creator>
              <dc:date>2023-03-30T15:44:05</dc:date>
            </office:change-info>
          </text:insertion>
        </text:changed-region>
        <text:changed-region xml:id="ct105553209865824" text:id="ct105553209865824">
          <text:deletion>
            <office:change-info>
              <dc:creator>Bob Jacobsen</dc:creator>
              <dc:date>2023-03-30T15:44:05</dc:date>
            </office:change-info>
            <text:p text:style-name="P37"><text:span text:style-name="T21">D</text:span></text:p>
          </text:deletion>
        </text:changed-region>
        <text:changed-region xml:id="ct105553209768960" text:id="ct105553209768960">
          <text:insertion>
            <office:change-info>
              <dc:creator>Bob Jacobsen</dc:creator>
              <dc:date>2023-03-30T15:44:08</dc:date>
            </office:change-info>
          </text:insertion>
        </text:changed-region>
        <text:changed-region xml:id="ct105553209768720" text:id="ct105553209768720">
          <text:deletion>
            <office:change-info>
              <dc:creator>Bob Jacobsen</dc:creator>
              <dc:date>2023-03-30T15:44:07</dc:date>
            </office:change-info>
            <text:p text:style-name="P37"><text:span text:style-name="T21">E</text:span></text:p>
          </text:deletion>
        </text:changed-region>
        <text:changed-region xml:id="ct105553209768480" text:id="ct105553209768480">
          <text:insertion>
            <office:change-info>
              <dc:creator>Bob Jacobsen</dc:creator>
              <dc:date>2023-03-30T15:38:25</dc:date>
            </office:change-info>
          </text:insertion>
        </text:changed-region>
        <text:changed-region xml:id="ct105553209768000" text:id="ct105553209768000">
          <text:deletion>
            <office:change-info>
              <dc:creator>Bob Jacobsen</dc:creator>
              <dc:date>2023-03-30T15:38:23</dc:date>
            </office:change-info>
            <text:p text:style-name="Standard"><text:span text:style-name="T68">S</text:span></text:p>
          </text:deletion>
        </text:changed-region>
        <text:changed-region xml:id="ct105553209767760" text:id="ct105553209767760">
          <text:insertion>
            <office:change-info>
              <dc:creator>Bob Jacobsen</dc:creator>
              <dc:date>2023-03-30T15:44:12</dc:date>
            </office:change-info>
          </text:insertion>
        </text:changed-region>
        <text:changed-region xml:id="ct105553209768240" text:id="ct105553209768240">
          <text:deletion>
            <office:change-info>
              <dc:creator>Bob Jacobsen</dc:creator>
              <dc:date>2023-03-30T15:44:12</dc:date>
            </office:change-info>
            <text:p text:style-name="Standard"><text:span text:style-name="T18">D</text:span></text:p>
          </text:deletion>
        </text:changed-region>
        <text:changed-region xml:id="ct105553209767280" text:id="ct105553209767280">
          <text:insertion>
            <office:change-info>
              <dc:creator>Bob Jacobsen</dc:creator>
              <dc:date>2023-03-30T15:44:14</dc:date>
            </office:change-info>
          </text:insertion>
        </text:changed-region>
        <text:changed-region xml:id="ct105553209767040" text:id="ct105553209767040">
          <text:deletion>
            <office:change-info>
              <dc:creator>Bob Jacobsen</dc:creator>
              <dc:date>2023-03-30T15:44:14</dc:date>
            </office:change-info>
            <text:p text:style-name="Standard"><text:span text:style-name="T18">E</text:span></text:p>
          </text:deletion>
        </text:changed-region>
        <text:changed-region xml:id="ct105553209767520" text:id="ct105553209767520">
          <text:insertion>
            <office:change-info>
              <dc:creator>Bob Jacobsen</dc:creator>
              <dc:date>2023-03-30T15:38:33</dc:date>
            </office:change-info>
          </text:insertion>
        </text:changed-region>
        <text:changed-region xml:id="ct105553209766800" text:id="ct105553209766800">
          <text:deletion>
            <office:change-info>
              <dc:creator>Bob Jacobsen</dc:creator>
              <dc:date>2023-03-30T15:38:33</dc:date>
            </office:change-info>
            <text:p text:style-name="Standard"><text:span text:style-name="T18">A</text:span></text:p>
          </text:deletion>
        </text:changed-region>
        <text:changed-region xml:id="ct105553209766560" text:id="ct105553209766560">
          <text:insertion>
            <office:change-info>
              <dc:creator>Bob Jacobsen</dc:creator>
              <dc:date>2023-03-30T15:38:39</dc:date>
            </office:change-info>
          </text:insertion>
        </text:changed-region>
        <text:changed-region xml:id="ct105553209766320" text:id="ct105553209766320">
          <text:deletion>
            <office:change-info>
              <dc:creator>Bob Jacobsen</dc:creator>
              <dc:date>2023-03-30T15:38:39</dc:date>
            </office:change-info>
            <text:p text:style-name="Standard"><text:span text:style-name="T18">D</text:span></text:p>
          </text:deletion>
        </text:changed-region>
        <text:changed-region xml:id="ct105553209766080" text:id="ct105553209766080">
          <text:insertion>
            <office:change-info>
              <dc:creator>Bob Jacobsen</dc:creator>
              <dc:date>2023-03-30T15:38:42</dc:date>
            </office:change-info>
          </text:insertion>
        </text:changed-region>
        <text:changed-region xml:id="ct105553209765840" text:id="ct105553209765840">
          <text:deletion>
            <office:change-info>
              <dc:creator>Bob Jacobsen</dc:creator>
              <dc:date>2023-03-30T15:38:41</dc:date>
            </office:change-info>
            <text:p text:style-name="Standard"><text:span text:style-name="T18">E</text:span></text:p>
          </text:deletion>
        </text:changed-region>
        <text:changed-region xml:id="ct105553209765600" text:id="ct105553209765600">
          <text:insertion>
            <office:change-info>
              <dc:creator>Bob Jacobsen</dc:creator>
              <dc:date>2023-03-30T15:38:48</dc:date>
            </office:change-info>
          </text:insertion>
        </text:changed-region>
        <text:changed-region xml:id="ct105553209765360" text:id="ct105553209765360">
          <text:deletion>
            <office:change-info>
              <dc:creator>Bob Jacobsen</dc:creator>
              <dc:date>2023-03-30T15:38:48</dc:date>
            </office:change-info>
            <text:p text:style-name="P31">C</text:p>
          </text:deletion>
        </text:changed-region>
        <text:changed-region xml:id="ct105553209765120" text:id="ct105553209765120">
          <text:insertion>
            <office:change-info>
              <dc:creator>Bob Jacobsen</dc:creator>
              <dc:date>2023-03-30T15:38:50</dc:date>
            </office:change-info>
          </text:insertion>
        </text:changed-region>
        <text:changed-region xml:id="ct105553209764880" text:id="ct105553209764880">
          <text:deletion>
            <office:change-info>
              <dc:creator>Bob Jacobsen</dc:creator>
              <dc:date>2023-03-30T15:38:50</dc:date>
            </office:change-info>
            <text:p text:style-name="P31">T</text:p>
          </text:deletion>
        </text:changed-region>
        <text:changed-region xml:id="ct105553209764640" text:id="ct105553209764640">
          <text:insertion>
            <office:change-info>
              <dc:creator>Bob Jacobsen</dc:creator>
              <dc:date>2023-03-30T15:38:56</dc:date>
            </office:change-info>
          </text:insertion>
        </text:changed-region>
        <text:changed-region xml:id="ct105553209764400" text:id="ct105553209764400">
          <text:deletion>
            <office:change-info>
              <dc:creator>Bob Jacobsen</dc:creator>
              <dc:date>2023-03-30T15:38:56</dc:date>
            </office:change-info>
            <text:p text:style-name="P32">D</text:p>
          </text:deletion>
        </text:changed-region>
        <text:changed-region xml:id="ct105553209769680" text:id="ct105553209769680">
          <text:insertion>
            <office:change-info>
              <dc:creator>Bob Jacobsen</dc:creator>
              <dc:date>2023-03-30T15:38:59</dc:date>
            </office:change-info>
          </text:insertion>
        </text:changed-region>
        <text:changed-region xml:id="ct105553209764160" text:id="ct105553209764160">
          <text:deletion>
            <office:change-info>
              <dc:creator>Bob Jacobsen</dc:creator>
              <dc:date>2023-03-30T15:38:58</dc:date>
            </office:change-info>
            <text:p text:style-name="P32">E</text:p>
          </text:deletion>
        </text:changed-region>
        <text:changed-region xml:id="ct105553209763920" text:id="ct105553209763920">
          <text:insertion>
            <office:change-info>
              <dc:creator>Bob Jacobsen</dc:creator>
              <dc:date>2023-03-30T14:52:33</dc:date>
            </office:change-info>
          </text:insertion>
        </text:changed-region>
        <text:changed-region xml:id="ct105553209759120" text:id="ct105553209759120">
          <text:insertion>
            <office:change-info>
              <dc:creator>Bob Jacobsen</dc:creator>
              <dc:date>2023-03-30T15:39:05</dc:date>
            </office:change-info>
          </text:insertion>
        </text:changed-region>
        <text:changed-region xml:id="ct105553209763680" text:id="ct105553209763680">
          <text:deletion>
            <office:change-info>
              <dc:creator>Bob Jacobsen</dc:creator>
              <dc:date>2023-03-30T15:39:05</dc:date>
            </office:change-info>
            <text:p text:style-name="P30">D</text:p>
          </text:deletion>
        </text:changed-region>
        <text:changed-region xml:id="ct105553209758880" text:id="ct105553209758880">
          <text:insertion>
            <office:change-info>
              <dc:creator>Bob Jacobsen</dc:creator>
              <dc:date>2023-03-30T15:39:07</dc:date>
            </office:change-info>
          </text:insertion>
        </text:changed-region>
        <text:changed-region xml:id="ct105553209758640" text:id="ct105553209758640">
          <text:deletion>
            <office:change-info>
              <dc:creator>Bob Jacobsen</dc:creator>
              <dc:date>2023-03-30T15:39:07</dc:date>
            </office:change-info>
            <text:p text:style-name="P30">E</text:p>
          </text:deletion>
        </text:changed-region>
        <text:changed-region xml:id="ct105553209758400" text:id="ct105553209758400">
          <text:insertion>
            <office:change-info>
              <dc:creator>Bob Jacobsen</dc:creator>
              <dc:date>2023-03-30T09:34:19</dc:date>
            </office:change-info>
          </text:insertion>
        </text:changed-region>
        <text:changed-region xml:id="ct105553209758160" text:id="ct105553209758160">
          <text:insertion>
            <office:change-info>
              <dc:creator>Bob Jacobsen</dc:creator>
              <dc:date>2023-03-30T15:39:19</dc:date>
            </office:change-info>
          </text:insertion>
        </text:changed-region>
        <text:changed-region xml:id="ct105553209759600" text:id="ct105553209759600">
          <text:deletion>
            <office:change-info>
              <dc:creator>Bob Jacobsen</dc:creator>
              <dc:date>2023-03-30T15:39:19</dc:date>
            </office:change-info>
            <text:p text:style-name="P50"><text:span text:style-name="T52">A</text:span></text:p>
          </text:deletion>
        </text:changed-region>
        <text:changed-region xml:id="ct105553209757920" text:id="ct105553209757920">
          <text:insertion>
            <office:change-info>
              <dc:creator>Bob Jacobsen</dc:creator>
              <dc:date>2023-03-30T15:39:29</dc:date>
            </office:change-info>
          </text:insertion>
        </text:changed-region>
        <text:changed-region xml:id="ct105553209757680" text:id="ct105553209757680">
          <text:deletion>
            <office:change-info>
              <dc:creator>Bob Jacobsen</dc:creator>
              <dc:date>2023-03-30T15:39:29</dc:date>
            </office:change-info>
            <text:p text:style-name="P32">D</text:p>
          </text:deletion>
        </text:changed-region>
        <text:changed-region xml:id="ct105553209757440" text:id="ct105553209757440">
          <text:insertion>
            <office:change-info>
              <dc:creator>Bob Jacobsen</dc:creator>
              <dc:date>2023-03-30T15:39:31</dc:date>
            </office:change-info>
          </text:insertion>
        </text:changed-region>
        <text:changed-region xml:id="ct105553209756000" text:id="ct105553209756000">
          <text:deletion>
            <office:change-info>
              <dc:creator>Bob Jacobsen</dc:creator>
              <dc:date>2023-03-30T15:39:31</dc:date>
            </office:change-info>
            <text:p text:style-name="P32">E</text:p>
          </text:deletion>
        </text:changed-region>
        <text:changed-region xml:id="ct105553209756960" text:id="ct105553209756960">
          <text:insertion>
            <office:change-info>
              <dc:creator>Bob Jacobsen</dc:creator>
              <dc:date>2023-03-30T15:39:35</dc:date>
            </office:change-info>
          </text:insertion>
        </text:changed-region>
        <text:changed-region xml:id="ct105553209756720" text:id="ct105553209756720">
          <text:deletion>
            <office:change-info>
              <dc:creator>Bob Jacobsen</dc:creator>
              <dc:date>2023-03-30T15:39:35</dc:date>
            </office:change-info>
            <text:p text:style-name="P32"><text:span text:style-name="T44">E</text:span></text:p>
          </text:deletion>
        </text:changed-region>
        <text:changed-region xml:id="ct105553209756480" text:id="ct105553209756480">
          <text:insertion>
            <office:change-info>
              <dc:creator>Bob Jacobsen</dc:creator>
              <dc:date>2023-03-30T15:39:37</dc:date>
            </office:change-info>
          </text:insertion>
        </text:changed-region>
        <text:changed-region xml:id="ct105553209756240" text:id="ct105553209756240">
          <text:deletion>
            <office:change-info>
              <dc:creator>Bob Jacobsen</dc:creator>
              <dc:date>2023-03-30T15:39:37</dc:date>
            </office:change-info>
            <text:p text:style-name="P32"><text:span text:style-name="T44">A</text:span></text:p>
          </text:deletion>
        </text:changed-region>
        <text:changed-region xml:id="ct105553209755760" text:id="ct105553209755760">
          <text:insertion>
            <office:change-info>
              <dc:creator>Bob Jacobsen</dc:creator>
              <dc:date>2023-03-30T15:39:40</dc:date>
            </office:change-info>
          </text:insertion>
        </text:changed-region>
        <text:changed-region xml:id="ct105553209759840" text:id="ct105553209759840">
          <text:deletion>
            <office:change-info>
              <dc:creator>Bob Jacobsen</dc:creator>
              <dc:date>2023-03-30T15:39:40</dc:date>
            </office:change-info>
            <text:p text:style-name="P32"><text:span text:style-name="T44">D</text:span></text:p>
          </text:deletion>
        </text:changed-region>
        <text:changed-region xml:id="ct105553209760560" text:id="ct105553209760560">
          <text:insertion>
            <office:change-info>
              <dc:creator>Bob Jacobsen</dc:creator>
              <dc:date>2023-03-30T15:39:42</dc:date>
            </office:change-info>
          </text:insertion>
        </text:changed-region>
        <text:changed-region xml:id="ct105553209760080" text:id="ct105553209760080">
          <text:deletion>
            <office:change-info>
              <dc:creator>Bob Jacobsen</dc:creator>
              <dc:date>2023-03-30T15:39:42</dc:date>
            </office:change-info>
            <text:p text:style-name="P32"><text:span text:style-name="T44">E</text:span></text:p>
          </text:deletion>
        </text:changed-region>
        <text:changed-region xml:id="ct105553209762480" text:id="ct105553209762480">
          <text:insertion>
            <office:change-info>
              <dc:creator>Bob Jacobsen</dc:creator>
              <dc:date>2023-03-30T15:39:46</dc:date>
            </office:change-info>
          </text:insertion>
        </text:changed-region>
        <text:changed-region xml:id="ct105553209782704" text:id="ct105553209782704">
          <text:deletion>
            <office:change-info>
              <dc:creator>Bob Jacobsen</dc:creator>
              <dc:date>2023-03-30T15:39:46</dc:date>
            </office:change-info>
            <text:p text:style-name="P32"><text:span text:style-name="T44">D</text:span></text:p>
          </text:deletion>
        </text:changed-region>
        <text:changed-region xml:id="ct105553209781984" text:id="ct105553209781984">
          <text:insertion>
            <office:change-info>
              <dc:creator>Bob Jacobsen</dc:creator>
              <dc:date>2023-03-30T15:39:48</dc:date>
            </office:change-info>
          </text:insertion>
        </text:changed-region>
        <text:changed-region xml:id="ct105553209780304" text:id="ct105553209780304">
          <text:deletion>
            <office:change-info>
              <dc:creator>Bob Jacobsen</dc:creator>
              <dc:date>2023-03-30T15:39:48</dc:date>
            </office:change-info>
            <text:p text:style-name="P32"><text:span text:style-name="T44">E</text:span></text:p>
          </text:deletion>
        </text:changed-region>
        <text:changed-region xml:id="ct105553209941024" text:id="ct105553209941024">
          <text:insertion>
            <office:change-info>
              <dc:creator>Bob Jacobsen</dc:creator>
              <dc:date>2023-03-30T15:39:52</dc:date>
            </office:change-info>
          </text:insertion>
        </text:changed-region>
        <text:changed-region xml:id="ct105553209940784" text:id="ct105553209940784">
          <text:deletion>
            <office:change-info>
              <dc:creator>Bob Jacobsen</dc:creator>
              <dc:date>2023-03-30T15:39:52</dc:date>
            </office:change-info>
            <text:p text:style-name="P32">A</text:p>
          </text:deletion>
        </text:changed-region>
        <text:changed-region xml:id="ct105553209940544" text:id="ct105553209940544">
          <text:insertion>
            <office:change-info>
              <dc:creator>Bob Jacobsen</dc:creator>
              <dc:date>2023-03-30T15:39:55</dc:date>
            </office:change-info>
          </text:insertion>
        </text:changed-region>
        <text:changed-region xml:id="ct105553209940304" text:id="ct105553209940304">
          <text:deletion>
            <office:change-info>
              <dc:creator>Bob Jacobsen</dc:creator>
              <dc:date>2023-03-30T15:39:55</dc:date>
            </office:change-info>
            <text:p text:style-name="P32">A</text:p>
          </text:deletion>
        </text:changed-region>
        <text:changed-region xml:id="ct105553209940064" text:id="ct105553209940064">
          <text:insertion>
            <office:change-info>
              <dc:creator>Bob Jacobsen</dc:creator>
              <dc:date>2023-03-30T15:39:57</dc:date>
            </office:change-info>
          </text:insertion>
        </text:changed-region>
        <text:changed-region xml:id="ct105553209939824" text:id="ct105553209939824">
          <text:deletion>
            <office:change-info>
              <dc:creator>Bob Jacobsen</dc:creator>
              <dc:date>2023-03-30T15:39:57</dc:date>
            </office:change-info>
            <text:p text:style-name="P32">S</text:p>
          </text:deletion>
        </text:changed-region>
        <text:changed-region xml:id="ct105553209941264" text:id="ct105553209941264">
          <text:insertion>
            <office:change-info>
              <dc:creator>Bob Jacobsen</dc:creator>
              <dc:date>2023-03-30T14:51:30</dc:date>
            </office:change-info>
          </text:insertion>
        </text:changed-region>
        <text:changed-region xml:id="ct105553209939584" text:id="ct105553209939584">
          <text:insertion>
            <office:change-info>
              <dc:creator>Bob Jacobsen</dc:creator>
              <dc:date>2023-03-30T15:40:03</dc:date>
            </office:change-info>
          </text:insertion>
        </text:changed-region>
        <text:changed-region xml:id="ct105553209939344" text:id="ct105553209939344">
          <text:deletion>
            <office:change-info>
              <dc:creator>Bob Jacobsen</dc:creator>
              <dc:date>2023-03-30T15:40:03</dc:date>
            </office:change-info>
            <text:p text:style-name="P33"><text:span text:style-name="T31">V</text:span></text:p>
          </text:deletion>
        </text:changed-region>
        <text:changed-region xml:id="ct105553209939104" text:id="ct105553209939104">
          <text:insertion>
            <office:change-info>
              <dc:creator>Bob Jacobsen</dc:creator>
              <dc:date>2023-03-30T15:40:06</dc:date>
            </office:change-info>
          </text:insertion>
        </text:changed-region>
        <text:changed-region xml:id="ct105553209938864" text:id="ct105553209938864">
          <text:deletion>
            <office:change-info>
              <dc:creator>Bob Jacobsen</dc:creator>
              <dc:date>2023-03-30T15:40:06</dc:date>
            </office:change-info>
            <text:p text:style-name="P33">V</text:p>
          </text:deletion>
        </text:changed-region>
        <text:changed-region xml:id="ct105553209938624" text:id="ct105553209938624">
          <text:insertion>
            <office:change-info>
              <dc:creator>Bob Jacobsen</dc:creator>
              <dc:date>2023-03-30T15:40:12</dc:date>
            </office:change-info>
          </text:insertion>
        </text:changed-region>
        <text:changed-region xml:id="ct105553209938384" text:id="ct105553209938384">
          <text:deletion>
            <office:change-info>
              <dc:creator>Bob Jacobsen</dc:creator>
              <dc:date>2023-03-30T15:40:12</dc:date>
            </office:change-info>
            <text:p text:style-name="P34"><text:span text:style-name="T6">D</text:span></text:p>
          </text:deletion>
        </text:changed-region>
        <text:changed-region xml:id="ct105553209938144" text:id="ct105553209938144">
          <text:insertion>
            <office:change-info>
              <dc:creator>Bob Jacobsen</dc:creator>
              <dc:date>2023-03-30T15:40:14</dc:date>
            </office:change-info>
          </text:insertion>
        </text:changed-region>
        <text:changed-region xml:id="ct105553209937904" text:id="ct105553209937904">
          <text:deletion>
            <office:change-info>
              <dc:creator>Bob Jacobsen</dc:creator>
              <dc:date>2023-03-30T15:40:14</dc:date>
            </office:change-info>
            <text:p text:style-name="P34"><text:span text:style-name="T6">E</text:span></text:p>
          </text:deletion>
        </text:changed-region>
        <text:changed-region xml:id="ct105553209937664" text:id="ct105553209937664">
          <text:insertion>
            <office:change-info>
              <dc:creator>Bob Jacobsen</dc:creator>
              <dc:date>2023-03-30T15:40:17</dc:date>
            </office:change-info>
          </text:insertion>
        </text:changed-region>
        <text:changed-region xml:id="ct105553209937424" text:id="ct105553209937424">
          <text:deletion>
            <office:change-info>
              <dc:creator>Bob Jacobsen</dc:creator>
              <dc:date>2023-03-30T15:40:17</dc:date>
            </office:change-info>
            <text:p text:style-name="P34"><text:span text:style-name="T6">D</text:span></text:p>
          </text:deletion>
        </text:changed-region>
        <text:changed-region xml:id="ct105553209937184" text:id="ct105553209937184">
          <text:insertion>
            <office:change-info>
              <dc:creator>Bob Jacobsen</dc:creator>
              <dc:date>2023-03-30T15:40:18</dc:date>
            </office:change-info>
          </text:insertion>
        </text:changed-region>
        <text:changed-region xml:id="ct105553209936944" text:id="ct105553209936944">
          <text:deletion>
            <office:change-info>
              <dc:creator>Bob Jacobsen</dc:creator>
              <dc:date>2023-03-30T15:40:18</dc:date>
            </office:change-info>
            <text:p text:style-name="P34"><text:span text:style-name="T6">E</text:span></text:p>
          </text:deletion>
        </text:changed-region>
        <text:changed-region xml:id="ct105553209936704" text:id="ct105553209936704">
          <text:insertion>
            <office:change-info>
              <dc:creator>Bob Jacobsen</dc:creator>
              <dc:date>2023-03-30T15:40:21</dc:date>
            </office:change-info>
          </text:insertion>
        </text:changed-region>
        <text:changed-region xml:id="ct105553209936464" text:id="ct105553209936464">
          <text:deletion>
            <office:change-info>
              <dc:creator>Bob Jacobsen</dc:creator>
              <dc:date>2023-03-30T15:40:21</dc:date>
            </office:change-info>
            <text:p text:style-name="P34"><text:span text:style-name="T6">D</text:span></text:p>
          </text:deletion>
        </text:changed-region>
        <text:changed-region xml:id="ct105553209936224" text:id="ct105553209936224">
          <text:insertion>
            <office:change-info>
              <dc:creator>Bob Jacobsen</dc:creator>
              <dc:date>2023-03-30T15:40:23</dc:date>
            </office:change-info>
          </text:insertion>
        </text:changed-region>
        <text:changed-region xml:id="ct105553209935984" text:id="ct105553209935984">
          <text:deletion>
            <office:change-info>
              <dc:creator>Bob Jacobsen</dc:creator>
              <dc:date>2023-03-30T15:40:23</dc:date>
            </office:change-info>
            <text:p text:style-name="P34"><text:span text:style-name="T6">E</text:span></text:p>
          </text:deletion>
        </text:changed-region>
        <text:changed-region xml:id="ct105553209935504" text:id="ct105553209935504">
          <text:insertion>
            <office:change-info>
              <dc:creator>Bob Jacobsen</dc:creator>
              <dc:date>2023-03-30T15:40:28</dc:date>
            </office:change-info>
          </text:insertion>
        </text:changed-region>
        <text:changed-region xml:id="ct105553209935264" text:id="ct105553209935264">
          <text:deletion>
            <office:change-info>
              <dc:creator>Bob Jacobsen</dc:creator>
              <dc:date>2023-03-30T15:40:28</dc:date>
            </office:change-info>
            <text:p text:style-name="P9">D</text:p>
          </text:deletion>
        </text:changed-region>
        <text:changed-region xml:id="ct105553209934544" text:id="ct105553209934544">
          <text:insertion>
            <office:change-info>
              <dc:creator>Bob Jacobsen</dc:creator>
              <dc:date>2023-03-30T15:40:30</dc:date>
            </office:change-info>
          </text:insertion>
        </text:changed-region>
        <text:changed-region xml:id="ct105553209934304" text:id="ct105553209934304">
          <text:deletion>
            <office:change-info>
              <dc:creator>Bob Jacobsen</dc:creator>
              <dc:date>2023-03-30T15:40:30</dc:date>
            </office:change-info>
            <text:p text:style-name="P9">E</text:p>
          </text:deletion>
        </text:changed-region>
        <text:changed-region xml:id="ct105553209935744" text:id="ct105553209935744">
          <text:insertion>
            <office:change-info>
              <dc:creator>Bob Jacobsen</dc:creator>
              <dc:date>2023-03-30T15:40:33</dc:date>
            </office:change-info>
          </text:insertion>
        </text:changed-region>
        <text:changed-region xml:id="ct105553209934064" text:id="ct105553209934064">
          <text:deletion>
            <office:change-info>
              <dc:creator>Bob Jacobsen</dc:creator>
              <dc:date>2023-03-30T15:40:33</dc:date>
            </office:change-info>
            <text:p text:style-name="P17">E</text:p>
          </text:deletion>
        </text:changed-region>
        <text:changed-region xml:id="ct105553209933824" text:id="ct105553209933824">
          <text:insertion>
            <office:change-info>
              <dc:creator>Bob Jacobsen</dc:creator>
              <dc:date>2023-03-30T15:40:35</dc:date>
            </office:change-info>
          </text:insertion>
        </text:changed-region>
        <text:changed-region xml:id="ct105553209946064" text:id="ct105553209946064">
          <text:deletion>
            <office:change-info>
              <dc:creator>Bob Jacobsen</dc:creator>
              <dc:date>2023-03-30T15:40:35</dc:date>
            </office:change-info>
            <text:p text:style-name="P17">A</text:p>
          </text:deletion>
        </text:changed-region>
        <text:changed-region xml:id="ct105553209945824" text:id="ct105553209945824">
          <text:insertion>
            <office:change-info>
              <dc:creator>Bob Jacobsen</dc:creator>
              <dc:date>2023-03-30T15:40:38</dc:date>
            </office:change-info>
          </text:insertion>
        </text:changed-region>
        <text:changed-region xml:id="ct105553209945584" text:id="ct105553209945584">
          <text:deletion>
            <office:change-info>
              <dc:creator>Bob Jacobsen</dc:creator>
              <dc:date>2023-03-30T15:40:38</dc:date>
            </office:change-info>
            <text:p text:style-name="P17"><text:span text:style-name="T21">E</text:span></text:p>
          </text:deletion>
        </text:changed-region>
        <text:changed-region xml:id="ct105553209945344" text:id="ct105553209945344">
          <text:insertion>
            <office:change-info>
              <dc:creator>Bob Jacobsen</dc:creator>
              <dc:date>2023-03-30T15:40:40</dc:date>
            </office:change-info>
          </text:insertion>
        </text:changed-region>
        <text:changed-region xml:id="ct105553209945104" text:id="ct105553209945104">
          <text:deletion>
            <office:change-info>
              <dc:creator>Bob Jacobsen</dc:creator>
              <dc:date>2023-03-30T15:40:40</dc:date>
            </office:change-info>
            <text:p text:style-name="P17"><text:span text:style-name="T21">A</text:span></text:p>
          </text:deletion>
        </text:changed-region>
        <text:changed-region xml:id="ct105553209944864" text:id="ct105553209944864">
          <text:insertion>
            <office:change-info>
              <dc:creator>Bob Jacobsen</dc:creator>
              <dc:date>2023-03-30T15:40:43</dc:date>
            </office:change-info>
          </text:insertion>
        </text:changed-region>
        <text:changed-region xml:id="ct105553209944624" text:id="ct105553209944624">
          <text:deletion>
            <office:change-info>
              <dc:creator>Bob Jacobsen</dc:creator>
              <dc:date>2023-03-30T15:40:42</dc:date>
            </office:change-info>
            <text:p text:style-name="P17"><text:span text:style-name="T21">D</text:span></text:p>
          </text:deletion>
        </text:changed-region>
        <text:changed-region xml:id="ct105553209944384" text:id="ct105553209944384">
          <text:insertion>
            <office:change-info>
              <dc:creator>Bob Jacobsen</dc:creator>
              <dc:date>2023-03-30T15:40:44</dc:date>
            </office:change-info>
          </text:insertion>
        </text:changed-region>
        <text:changed-region xml:id="ct105553209944144" text:id="ct105553209944144">
          <text:deletion>
            <office:change-info>
              <dc:creator>Bob Jacobsen</dc:creator>
              <dc:date>2023-03-30T15:40:44</dc:date>
            </office:change-info>
            <text:p text:style-name="P17"><text:span text:style-name="T21">E</text:span></text:p>
          </text:deletion>
        </text:changed-region>
        <text:changed-region xml:id="ct105553209943904" text:id="ct105553209943904">
          <text:insertion>
            <office:change-info>
              <dc:creator>Bob Jacobsen</dc:creator>
              <dc:date>2023-03-30T15:40:48</dc:date>
            </office:change-info>
          </text:insertion>
        </text:changed-region>
        <text:changed-region xml:id="ct105553209943664" text:id="ct105553209943664">
          <text:deletion>
            <office:change-info>
              <dc:creator>Bob Jacobsen</dc:creator>
              <dc:date>2023-03-30T15:40:48</dc:date>
            </office:change-info>
            <text:p text:style-name="P17"><text:span text:style-name="T21">S</text:span></text:p>
          </text:deletion>
        </text:changed-region>
        <text:changed-region xml:id="ct105553209943424" text:id="ct105553209943424">
          <text:insertion>
            <office:change-info>
              <dc:creator>Bob Jacobsen</dc:creator>
              <dc:date>2023-03-30T15:40:51</dc:date>
            </office:change-info>
          </text:insertion>
        </text:changed-region>
        <text:changed-region xml:id="ct105553209943184" text:id="ct105553209943184">
          <text:deletion>
            <office:change-info>
              <dc:creator>Bob Jacobsen</dc:creator>
              <dc:date>2023-03-30T15:40:51</dc:date>
            </office:change-info>
            <text:p text:style-name="P17"><text:span text:style-name="T21">E</text:span></text:p>
          </text:deletion>
        </text:changed-region>
        <text:changed-region xml:id="ct105553209942944" text:id="ct105553209942944">
          <text:insertion>
            <office:change-info>
              <dc:creator>Bob Jacobsen</dc:creator>
              <dc:date>2023-03-30T15:40:54</dc:date>
            </office:change-info>
          </text:insertion>
        </text:changed-region>
        <text:changed-region xml:id="ct105553209942704" text:id="ct105553209942704">
          <text:deletion>
            <office:change-info>
              <dc:creator>Bob Jacobsen</dc:creator>
              <dc:date>2023-03-30T15:40:54</dc:date>
            </office:change-info>
            <text:p text:style-name="P17"><text:span text:style-name="T21">A</text:span></text:p>
          </text:deletion>
        </text:changed-region>
        <text:changed-region xml:id="ct105553209942464" text:id="ct105553209942464">
          <text:insertion>
            <office:change-info>
              <dc:creator>Bob Jacobsen</dc:creator>
              <dc:date>2023-03-30T15:40:56</dc:date>
            </office:change-info>
          </text:insertion>
        </text:changed-region>
        <text:changed-region xml:id="ct105553209942224" text:id="ct105553209942224">
          <text:deletion>
            <office:change-info>
              <dc:creator>Bob Jacobsen</dc:creator>
              <dc:date>2023-03-30T15:40:56</dc:date>
            </office:change-info>
            <text:p text:style-name="P17"><text:span text:style-name="T21">A</text:span></text:p>
          </text:deletion>
        </text:changed-region>
        <text:changed-region xml:id="ct105553209941984" text:id="ct105553209941984">
          <text:insertion>
            <office:change-info>
              <dc:creator>Bob Jacobsen</dc:creator>
              <dc:date>2023-03-30T15:41:02</dc:date>
            </office:change-info>
          </text:insertion>
        </text:changed-region>
        <text:changed-region xml:id="ct105553209941744" text:id="ct105553209941744">
          <text:deletion>
            <office:change-info>
              <dc:creator>Bob Jacobsen</dc:creator>
              <dc:date>2023-03-30T15:41:02</dc:date>
            </office:change-info>
            <text:p text:style-name="P10">V</text:p>
          </text:deletion>
        </text:changed-region>
        <text:changed-region xml:id="ct105553209941504" text:id="ct105553209941504">
          <text:insertion>
            <office:change-info>
              <dc:creator>Bob Jacobsen</dc:creator>
              <dc:date>2023-03-30T15:41:05</dc:date>
            </office:change-info>
          </text:insertion>
        </text:changed-region>
        <text:changed-region xml:id="ct105553209934784" text:id="ct105553209934784">
          <text:deletion>
            <office:change-info>
              <dc:creator>Bob Jacobsen</dc:creator>
              <dc:date>2023-03-30T15:41:05</dc:date>
            </office:change-info>
            <text:p text:style-name="P10">S</text:p>
          </text:deletion>
        </text:changed-region>
        <text:changed-region xml:id="ct105553209935024" text:id="ct105553209935024">
          <text:insertion>
            <office:change-info>
              <dc:creator>Bob Jacobsen</dc:creator>
              <dc:date>2023-08-21T07:41:11</dc:date>
            </office:change-info>
          </text:insertion>
        </text:changed-region>
        <text:changed-region xml:id="ct105553209946784" text:id="ct105553209946784">
          <text:insertion>
            <office:change-info>
              <dc:creator>Bob Jacobsen</dc:creator>
              <dc:date>2024-06-30T16:42:14</dc:date>
            </office:change-info>
          </text:insertion>
        </text:changed-region>
        <text:changed-region xml:id="ct105553209949424" text:id="ct105553209949424">
          <text:insertion>
            <office:change-info>
              <dc:creator>Bob Jacobsen</dc:creator>
              <dc:date>2024-06-30T16:44:21</dc:date>
            </office:change-info>
          </text:insertion>
        </text:changed-region>
        <text:changed-region xml:id="ct105553209948464" text:id="ct105553209948464">
          <text:insertion>
            <office:change-info>
              <dc:creator>Bob Jacobsen</dc:creator>
              <dc:date>2024-06-30T16:45:02</dc:date>
            </office:change-info>
          </text:insertion>
        </text:changed-region>
        <text:changed-region xml:id="ct105553209947504" text:id="ct105553209947504">
          <text:insertion>
            <office:change-info>
              <dc:creator>Bob Jacobsen</dc:creator>
              <dc:date>2024-06-30T16:43:58</dc:date>
            </office:change-info>
          </text:insertion>
        </text:changed-region>
        <text:changed-region xml:id="ct105553209947984" text:id="ct105553209947984">
          <text:insertion>
            <office:change-info>
              <dc:creator>Bob Jacobsen</dc:creator>
              <dc:date>2023-03-30T15:41:14</dc:date>
            </office:change-info>
          </text:insertion>
        </text:changed-region>
        <text:changed-region xml:id="ct105553209948944" text:id="ct105553209948944">
          <text:deletion>
            <office:change-info>
              <dc:creator>Bob Jacobsen</dc:creator>
              <dc:date>2023-03-30T15:41:14</dc:date>
            </office:change-info>
            <text:p text:style-name="P11">S</text:p>
          </text:deletion>
        </text:changed-region>
        <text:changed-region xml:id="ct105553209949904" text:id="ct105553209949904">
          <text:insertion>
            <office:change-info>
              <dc:creator>Bob Jacobsen</dc:creator>
              <dc:date>2023-03-30T15:41:19</dc:date>
            </office:change-info>
          </text:insertion>
        </text:changed-region>
        <text:changed-region xml:id="ct105553209949664" text:id="ct105553209949664">
          <text:deletion>
            <office:change-info>
              <dc:creator>Bob Jacobsen</dc:creator>
              <dc:date>2023-03-30T15:41:19</dc:date>
            </office:change-info>
            <text:p text:style-name="P20">A</text:p>
          </text:deletion>
        </text:changed-region>
        <text:changed-region xml:id="ct105553209949184" text:id="ct105553209949184">
          <text:deletion>
            <office:change-info>
              <dc:creator>Bob Jacobsen</dc:creator>
              <dc:date>2024-01-17T11:08:09</dc:date>
            </office:change-info>
            <text:p text:style-name="P20">When writing a shorter string, any unused bytes shall be set to 0 (<text:span text:style-name="T48">null</text:span>).</text:p>
          </text:deletion>
        </text:changed-region>
        <text:changed-region xml:id="ct105553209948704" text:id="ct105553209948704">
          <text:insertion>
            <office:change-info>
              <dc:creator>Bob Jacobsen</dc:creator>
              <dc:date>2023-03-30T15:41:35</dc:date>
            </office:change-info>
          </text:insertion>
        </text:changed-region>
        <text:changed-region xml:id="ct105553209948224" text:id="ct105553209948224">
          <text:deletion>
            <office:change-info>
              <dc:creator>Bob Jacobsen</dc:creator>
              <dc:date>2023-03-30T15:41:35</dc:date>
            </office:change-info>
            <text:p text:style-name="P19"><text:span text:style-name="T23">E</text:span></text:p>
          </text:deletion>
        </text:changed-region>
        <text:changed-region xml:id="ct105553209947744" text:id="ct105553209947744">
          <text:insertion>
            <office:change-info>
              <dc:creator>Bob Jacobsen</dc:creator>
              <dc:date>2023-03-30T15:41:29</dc:date>
            </office:change-info>
          </text:insertion>
        </text:changed-region>
        <text:changed-region xml:id="ct105553209947264" text:id="ct105553209947264">
          <text:deletion>
            <office:change-info>
              <dc:creator>Bob Jacobsen</dc:creator>
              <dc:date>2023-03-30T15:41:29</dc:date>
            </office:change-info>
            <text:p text:style-name="P12">S</text:p>
          </text:deletion>
        </text:changed-region>
        <text:changed-region xml:id="ct105553209946544" text:id="ct105553209946544">
          <text:insertion>
            <office:change-info>
              <dc:creator>Bob Jacobsen</dc:creator>
              <dc:date>2023-03-30T15:41:33</dc:date>
            </office:change-info>
          </text:insertion>
        </text:changed-region>
        <text:changed-region xml:id="ct105553209947024" text:id="ct105553209947024">
          <text:deletion>
            <office:change-info>
              <dc:creator>Bob Jacobsen</dc:creator>
              <dc:date>2023-03-30T15:41:33</dc:date>
            </office:change-info>
            <text:p text:style-name="P21">E</text:p>
          </text:deletion>
        </text:changed-region>
        <text:changed-region xml:id="ct105553209892352" text:id="ct105553209892352">
          <text:insertion>
            <office:change-info>
              <dc:creator>Bob Jacobsen</dc:creator>
              <dc:date>2023-03-30T09:34:49</dc:date>
            </office:change-info>
          </text:insertion>
        </text:changed-region>
        <text:changed-region xml:id="ct105553209892112" text:id="ct105553209892112">
          <text:insertion>
            <office:change-info>
              <dc:creator>Bob Jacobsen</dc:creator>
              <dc:date>2023-03-30T09:50:50</dc:date>
            </office:change-info>
          </text:insertion>
        </text:changed-region>
        <text:changed-region xml:id="ct105553209891872" text:id="ct105553209891872">
          <text:insertion>
            <office:change-info>
              <dc:creator>Bob Jacobsen</dc:creator>
              <dc:date>2023-03-30T15:42:09</dc:date>
            </office:change-info>
          </text:insertion>
        </text:changed-region>
        <text:changed-region xml:id="ct105553209891632" text:id="ct105553209891632">
          <text:deletion>
            <office:change-info>
              <dc:creator>Bob Jacobsen</dc:creator>
              <dc:date>2023-03-30T15:42:09</dc:date>
            </office:change-info>
            <text:p text:style-name="P47">T</text:p>
          </text:deletion>
        </text:changed-region>
        <text:changed-region xml:id="ct105553209891392" text:id="ct105553209891392">
          <text:insertion>
            <office:change-info>
              <dc:creator>Bob Jacobsen</dc:creator>
              <dc:date>2023-03-30T15:42:16</dc:date>
            </office:change-info>
          </text:insertion>
        </text:changed-region>
        <text:changed-region xml:id="ct105553209891152" text:id="ct105553209891152">
          <text:deletion>
            <office:change-info>
              <dc:creator>Bob Jacobsen</dc:creator>
              <dc:date>2023-03-30T15:42:16</dc:date>
            </office:change-info>
            <text:p text:style-name="P48">T</text:p>
          </text:deletion>
        </text:changed-region>
        <text:changed-region xml:id="ct105553209890672" text:id="ct105553209890672">
          <text:insertion>
            <office:change-info>
              <dc:creator>Bob Jacobsen</dc:creator>
              <dc:date>2023-03-30T15:42:21</dc:date>
            </office:change-info>
          </text:insertion>
        </text:changed-region>
        <text:changed-region xml:id="ct105553209890432" text:id="ct105553209890432">
          <text:deletion>
            <office:change-info>
              <dc:creator>Bob Jacobsen</dc:creator>
              <dc:date>2023-03-30T15:42:21</dc:date>
            </office:change-info>
            <text:p text:style-name="P76"><text:span text:style-name="T36">A</text:span></text:p>
          </text:deletion>
        </text:changed-region>
        <text:changed-region xml:id="ct105553209890192" text:id="ct105553209890192">
          <text:insertion>
            <office:change-info>
              <dc:creator>Bob Jacobsen</dc:creator>
              <dc:date>2023-03-30T15:42:23</dc:date>
            </office:change-info>
          </text:insertion>
        </text:changed-region>
        <text:changed-region xml:id="ct105553209889952" text:id="ct105553209889952">
          <text:deletion>
            <office:change-info>
              <dc:creator>Bob Jacobsen</dc:creator>
              <dc:date>2023-03-30T15:42:23</dc:date>
            </office:change-info>
            <text:p text:style-name="P76"><text:span text:style-name="T36">S</text:span></text:p>
          </text:deletion>
        </text:changed-region>
        <text:changed-region xml:id="ct105553209889712" text:id="ct105553209889712">
          <text:insertion>
            <office:change-info>
              <dc:creator>Bob Jacobsen</dc:creator>
              <dc:date>2023-03-30T15:42:30</dc:date>
            </office:change-info>
          </text:insertion>
        </text:changed-region>
        <text:changed-region xml:id="ct105553209889472" text:id="ct105553209889472">
          <text:deletion>
            <office:change-info>
              <dc:creator>Bob Jacobsen</dc:creator>
              <dc:date>2023-03-30T15:42:30</dc:date>
            </office:change-info>
            <text:p text:style-name="P76">D</text:p>
          </text:deletion>
        </text:changed-region>
        <text:changed-region xml:id="ct105553209889232" text:id="ct105553209889232">
          <text:insertion>
            <office:change-info>
              <dc:creator>Bob Jacobsen</dc:creator>
              <dc:date>2023-03-30T15:42:32</dc:date>
            </office:change-info>
          </text:insertion>
        </text:changed-region>
        <text:changed-region xml:id="ct105553209900752" text:id="ct105553209900752">
          <text:deletion>
            <office:change-info>
              <dc:creator>Bob Jacobsen</dc:creator>
              <dc:date>2023-03-30T15:42:32</dc:date>
            </office:change-info>
            <text:p text:style-name="P76">E</text:p>
          </text:deletion>
        </text:changed-region>
        <text:changed-region xml:id="ct105553209900512" text:id="ct105553209900512">
          <text:insertion>
            <office:change-info>
              <dc:creator>Bob Jacobsen</dc:creator>
              <dc:date>2023-03-30T15:42:33</dc:date>
            </office:change-info>
          </text:insertion>
        </text:changed-region>
        <text:changed-region xml:id="ct105553209900272" text:id="ct105553209900272">
          <text:deletion>
            <office:change-info>
              <dc:creator>Bob Jacobsen</dc:creator>
              <dc:date>2023-03-30T15:42:33</dc:date>
            </office:change-info>
            <text:p text:style-name="P76">A</text:p>
          </text:deletion>
        </text:changed-region>
        <text:changed-region xml:id="ct105553209900032" text:id="ct105553209900032">
          <text:insertion>
            <office:change-info>
              <dc:creator>Bob Jacobsen</dc:creator>
              <dc:date>2023-03-30T15:42:36</dc:date>
            </office:change-info>
          </text:insertion>
        </text:changed-region>
        <text:changed-region xml:id="ct105553209888992" text:id="ct105553209888992">
          <text:deletion>
            <office:change-info>
              <dc:creator>Bob Jacobsen</dc:creator>
              <dc:date>2023-03-30T15:42:36</dc:date>
            </office:change-info>
            <text:p text:style-name="P76"><text:span text:style-name="T6">E</text:span></text:p>
          </text:deletion>
        </text:changed-region>
        <text:changed-region xml:id="ct105553209888752" text:id="ct105553209888752">
          <text:insertion>
            <office:change-info>
              <dc:creator>Bob Jacobsen</dc:creator>
              <dc:date>2023-03-30T15:42:37</dc:date>
            </office:change-info>
          </text:insertion>
        </text:changed-region>
        <text:changed-region xml:id="ct105553209888512" text:id="ct105553209888512">
          <text:deletion>
            <office:change-info>
              <dc:creator>Bob Jacobsen</dc:creator>
              <dc:date>2023-03-30T15:42:37</dc:date>
            </office:change-info>
            <text:p text:style-name="P76"><text:span text:style-name="T6">A</text:span></text:p>
          </text:deletion>
        </text:changed-region>
        <text:changed-region xml:id="ct105553209888272" text:id="ct105553209888272">
          <text:insertion>
            <office:change-info>
              <dc:creator>Bob Jacobsen</dc:creator>
              <dc:date>2023-03-30T15:42:39</dc:date>
            </office:change-info>
          </text:insertion>
        </text:changed-region>
        <text:changed-region xml:id="ct105553209888032" text:id="ct105553209888032">
          <text:deletion>
            <office:change-info>
              <dc:creator>Bob Jacobsen</dc:creator>
              <dc:date>2023-03-30T15:42:39</dc:date>
            </office:change-info>
            <text:p text:style-name="P76"><text:span text:style-name="T6">D</text:span></text:p>
          </text:deletion>
        </text:changed-region>
        <text:changed-region xml:id="ct105553209887792" text:id="ct105553209887792">
          <text:insertion>
            <office:change-info>
              <dc:creator>Bob Jacobsen</dc:creator>
              <dc:date>2023-03-30T15:42:41</dc:date>
            </office:change-info>
          </text:insertion>
        </text:changed-region>
        <text:changed-region xml:id="ct105553209887552" text:id="ct105553209887552">
          <text:deletion>
            <office:change-info>
              <dc:creator>Bob Jacobsen</dc:creator>
              <dc:date>2023-03-30T15:42:41</dc:date>
            </office:change-info>
            <text:p text:style-name="P76"><text:span text:style-name="T6">E</text:span></text:p>
          </text:deletion>
        </text:changed-region>
        <text:changed-region xml:id="ct105553209887312" text:id="ct105553209887312">
          <text:insertion>
            <office:change-info>
              <dc:creator>Bob Jacobsen</dc:creator>
              <dc:date>2023-03-30T15:42:45</dc:date>
            </office:change-info>
          </text:insertion>
        </text:changed-region>
        <text:changed-region xml:id="ct105553209887072" text:id="ct105553209887072">
          <text:deletion>
            <office:change-info>
              <dc:creator>Bob Jacobsen</dc:creator>
              <dc:date>2023-03-30T15:42:45</dc:date>
            </office:change-info>
            <text:p text:style-name="P76"><text:span text:style-name="T4">S</text:span></text:p>
          </text:deletion>
        </text:changed-region>
        <text:changed-region xml:id="ct105553209886832" text:id="ct105553209886832">
          <text:insertion>
            <office:change-info>
              <dc:creator>Bob Jacobsen</dc:creator>
              <dc:date>2023-03-30T15:42:50</dc:date>
            </office:change-info>
          </text:insertion>
        </text:changed-region>
        <text:changed-region xml:id="ct105553209886592" text:id="ct105553209886592">
          <text:deletion>
            <office:change-info>
              <dc:creator>Bob Jacobsen</dc:creator>
              <dc:date>2023-03-30T15:42:49</dc:date>
            </office:change-info>
            <text:p text:style-name="P76"><text:span text:style-name="T4">D</text:span></text:p>
          </text:deletion>
        </text:changed-region>
        <text:changed-region xml:id="ct105553209886352" text:id="ct105553209886352">
          <text:insertion>
            <office:change-info>
              <dc:creator>Bob Jacobsen</dc:creator>
              <dc:date>2023-03-30T15:42:51</dc:date>
            </office:change-info>
          </text:insertion>
        </text:changed-region>
        <text:changed-region xml:id="ct105553209886112" text:id="ct105553209886112">
          <text:deletion>
            <office:change-info>
              <dc:creator>Bob Jacobsen</dc:creator>
              <dc:date>2023-03-30T15:42:51</dc:date>
            </office:change-info>
            <text:p text:style-name="P76"><text:span text:style-name="T4">E</text:span></text:p>
          </text:deletion>
        </text:changed-region>
        <text:changed-region xml:id="ct105553209890912" text:id="ct105553209890912">
          <text:insertion>
            <office:change-info>
              <dc:creator>Bob Jacobsen</dc:creator>
              <dc:date>2023-03-30T10:49:26</dc:date>
            </office:change-info>
          </text:insertion>
        </text:changed-region>
        <text:changed-region xml:id="ct105553209885872" text:id="ct105553209885872">
          <text:deletion>
            <office:change-info>
              <dc:creator>Bob Jacobsen</dc:creator>
              <dc:date>2023-03-30T10:16:48</dc:date>
            </office:change-info>
            <text:p text:style-name="P40">1</text:p>
          </text:deletion>
        </text:changed-region>
        <text:changed-region xml:id="ct105553209885632" text:id="ct105553209885632">
          <text:insertion>
            <office:change-info>
              <dc:creator>Bob Jacobsen</dc:creator>
              <dc:date>2023-03-30T11:03:53</dc:date>
            </office:change-info>
          </text:insertion>
        </text:changed-region>
        <text:changed-region xml:id="ct105553209885392" text:id="ct105553209885392">
          <text:deletion>
            <office:change-info>
              <dc:creator>Bob Jacobsen</dc:creator>
              <dc:date>2023-03-30T11:03:53</dc:date>
            </office:change-info>
            <text:p text:style-name="P43">1</text:p>
          </text:deletion>
        </text:changed-region>
        <text:changed-region xml:id="ct105553209885152" text:id="ct105553209885152">
          <text:insertion>
            <office:change-info>
              <dc:creator>Bob Jacobsen</dc:creator>
              <dc:date>2023-03-30T10:21:16</dc:date>
            </office:change-info>
          </text:insertion>
        </text:changed-region>
        <text:changed-region xml:id="ct105553209884912" text:id="ct105553209884912">
          <text:deletion>
            <office:change-info>
              <dc:creator>Bob Jacobsen</dc:creator>
              <dc:date>2023-08-21T07:43:45</dc:date>
            </office:change-info>
            <text:p text:style-name="P40">type="xs:int" </text:p>
          </text:deletion>
        </text:changed-region>
        <text:changed-region xml:id="ct105553209884672" text:id="ct105553209884672">
          <text:insertion>
            <office:change-info>
              <dc:creator>Bob Jacobsen</dc:creator>
              <dc:date>2023-08-21T07:44:47</dc:date>
            </office:change-info>
          </text:insertion>
        </text:changed-region>
        <text:changed-region xml:id="ct105553209892832" text:id="ct10555320989283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5">The configurable values are expressed as <text:change-start text:change-id="ct105553209854064"/><text:span text:style-name="T67">v</text:span><text:change-end text:change-id="ct105553209854064"/><text:change text:change-id="ct105553209853824"/>ariables, with each <text:change-start text:change-id="ct105553209860304"/><text:span text:style-name="T67">v</text:span><text:change-end text:change-id="ct105553209860304"/><text:change text:change-id="ct105553209859824"/>ariable having a specific type, a size in bytes, a value for <text:change-start text:change-id="ct105553209867984"/><text:span text:style-name="T67">its memory s</text:span><text:change-end text:change-id="ct105553209867984"/><text:change text:change-id="ct105553209867504"/>pace and <text:change-start text:change-id="ct105553209867024"/><text:span text:style-name="T67">a</text:span><text:change-end text:change-id="ct105553209867024"/><text:change text:change-id="ct105553209852384"/>ddress (to locate the<text:change text:change-id="ct105553209858624"/><text:change-start text:change-id="ct105553209858144"/> <text:change-end text:change-id="ct105553209858144"/><text:change-start text:change-id="ct105553209857664"/><text:span text:style-name="T69">v</text:span><text:change-end text:change-id="ct105553209857664"/><text:change text:change-id="ct105553209857184"/>ariable), and <text:change-start text:change-id="ct105553209856704"/><text:span text:style-name="T67">n</text:span><text:change-end text:change-id="ct105553209856704"/><text:change text:change-id="ct105553209856224"/>ame and <text:change-start text:change-id="ct105553209855744"/><text:span text:style-name="T67">d</text:span><text:change-end text:change-id="ct105553209855744"/><text:change text:change-id="ct105553209855264"/>escription as user-readable strings so that users understand the <text:span text:style-name="T37">use of the </text:span>particular setting.</text:p>
      <text:p text:style-name="P35">Variables can be grouped together, groups can be repeated (for example if a <text:change-start text:change-id="ct105553209854784"/><text:span text:style-name="T67">n</text:span><text:change-end text:change-id="ct105553209854784"/><text:change text:change-id="ct105553209853344"/>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8">OpenLCB Common Information Technical Note</text:p>
        </text:list-item>
      </text:list>
      <text:p text:style-name="Standard">For information on OpenLCB message transport and OpenLCB communications, see:</text:p>
      <text:list text:style-name="L2">
        <text:list-item>
          <text:p text:style-name="P69">OpenLCB Message Network Standard</text:p>
        </text:list-item>
      </text:list>
      <text:p text:style-name="P49">For information on how to fetch the CDI information from a node, and how to read and write the configuration information, see:</text:p>
      <text:list text:style-name="L3">
        <text:list-item>
          <text:p text:style-name="P70">OpenLCB Memory Configuration Protocol Standard</text:p>
        </text:list-item>
      </text:list>
      <text:p text:style-name="Standard"><text:soft-page-break/>For information on XML encoding and XML Schema, see:</text:p>
      <text:list text:style-name="L4">
        <text:list-item>
          <text:p text:style-name="P71">World Wide Web Consortium (W3C) “Extensible Markup Language (XML)”<text:note text:id="ftn1" text:note-class="footnote"><text:note-citation>1</text:note-citation><text:note-body><text:p text:style-name="Endnote">http://www.w3.org/XML/</text:p></text:note-body></text:note></text:p>
        </text:list-item>
        <text:list-item>
          <text:p text:style-name="P71">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6">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2">Identification: Provides specific information about <text:span text:style-name="T4">the</text:span> type of the node.</text:p>
        </text:list-item>
        <text:list-item>
          <text:p text:style-name="P72">ACDI: Indicates that certain configuration information in the node has a standard<text:span text:style-name="T37">ized simplified</text:span> format.</text:p>
        </text:list-item>
        <text:list-item>
          <text:p text:style-name="P72">Segments: The configuration information in the node is organized in zero or more segments, each of which contains zero or more configurable <text:change-start text:change-id="ct105553209853104"/><text:span text:style-name="T68">v</text:span><text:change-end text:change-id="ct105553209853104"/><text:change text:change-id="ct105553209852864"/>ariables. <text:s/>A <text:change-start text:change-id="ct105553209852624"/><text:span text:style-name="T68">v</text:span><text:change-end text:change-id="ct105553209852624"/><text:change text:change-id="ct105553209865344"/>ariable is the basic unit of configuration. The segment definition specifies the organization of each segment. A segment consists of zero or more bytes with<text:span text:style-name="T37">in</text:span> a linear address space. </text:p>
        </text:list-item>
      </text:list>
      <text:h text:style-name="Heading_20_1" text:outline-level="1"><text:bookmark-start text:name="__RefHeading___Toc1601_765285946"/>Format (<text:span text:style-name="T49">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6">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209853584"/><text:span text:style-name="T15">1.3</text:span><text:change-end text:change-id="ct105553209853584"/><text:change text:change-id="ct105553209864864"/><text:change text:change-id="ct105553209864384"/><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209863424"/><text:span text:style-name="T14">3</text:span><text:a xlink:type="simple" xlink:href="http://openlcb.org/schema/1/1/cdi.xsd" text:style-name="Internet_20_link" text:visited-style-name="Visited_20_Internet_20_Link"><text:change-end text:change-id="ct105553209863424"/><text:change text:change-id="ct105553209862464"/><text:span text:style-name="T4">/cdi.xs</text:span><text:span text:style-name="T55">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8"><text:span text:style-name="Teletype"><text:span text:style-name="T26">&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span text:style-name="Teletype"><text:span text:style-name="T27">cdi/</text:span></text:span><text:span text:style-name="Teletype"><text:span text:style-name="T26">1/</text:span></text:span></text:a><text:change-start text:change-id="ct105553209861744"/><text:span text:style-name="T29">3</text:span><text:a xlink:type="simple" xlink:href="http://openlcb.org/schema/cdi/1/1/cdi.xsd" text:style-name="Internet_20_link" text:visited-style-name="Visited_20_Internet_20_Link"><text:change-end text:change-id="ct105553209861744"/><text:change text:change-id="ct105553209861984"/><text:span text:style-name="Teletype"><text:span text:style-name="T26">/cdi.xsd</text:span></text:span></text:a><text:span text:style-name="Teletype"><text:span text:style-name="T26">"&gt;</text:span></text:span></text:p>
      <text:p text:style-name="P45"><text:soft-page-break/>to define the OpenLCB CDI version of the content.</text:p>
      <text:p text:style-name="P44">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5">The &lt;identification&gt; element, if <text:span text:style-name="T38">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8">element</text:span><text:span text:style-name="T17">. If this </text:span><text:span text:style-name="T8">element</text:span><text:span text:style-name="T17"> is provided, and the node also provides the &lt;acdi&gt; </text:span><text:span text:style-name="T8">element</text:span><text:span text:style-name="T17">, the contents provided by the ACDI spaces shall match the respective tags in the &lt;identification&gt; </text:span><text:span text:style-name="T8">element</text:span><text:span text:style-name="T17">.</text:span></text:p>
      <text:h text:style-name="Heading_20_3" text:outline-level="3"><text:bookmark-start text:name="__RefHeading___Toc1607_765285946"/>&lt;acdi&gt; Element<text:bookmark-end text:name="__RefHeading___Toc1607_765285946"/></text:h>
      <text:p text:style-name="P26">The &lt;acdi&gt; <text:span text:style-name="T4">element</text:span>, if specified without the attribute `fixed', <text:span text:style-name="T43">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pace</text:p>
          </table:table-cell>
          <table:table-cell table:style-name="Table2.A1" office:value-type="string">
            <text:p text:style-name="P36">Address</text:p>
          </table:table-cell>
          <table:table-cell table:style-name="Table2.A1" office:value-type="string">
            <text:p text:style-name="P28">Size (bytes)</text:p>
          </table:table-cell>
          <table:table-cell table:style-name="Table2.A1" office:value-type="string">
            <text:p text:style-name="P28">Type</text:p>
          </table:table-cell>
          <table:table-cell table:style-name="Table2.E1" office:value-type="string">
            <text:p text:style-name="P28">Description</text:p>
          </table:table-cell>
        </table:table-row>
        <table:table-row>
          <table:table-cell table:style-name="Table2.A2" office:value-type="string">
            <text:p text:style-name="P27">252</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7">int</text:p>
          </table:table-cell>
          <table:table-cell table:style-name="Table2.E2" office:value-type="string">
            <text:p text:style-name="P27">Version</text:p>
          </table:table-cell>
        </table:table-row>
        <table:table-row>
          <table:table-cell table:style-name="Table2.A2" office:value-type="string">
            <text:p text:style-name="P27">252</text:p>
          </table:table-cell>
          <table:table-cell table:style-name="Table2.A2" office:value-type="string">
            <text:p text:style-name="P27">1</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anufacturer</text:p>
          </table:table-cell>
        </table:table-row>
        <table:table-row>
          <table:table-cell table:style-name="Table2.A2" office:value-type="string">
            <text:p text:style-name="P27">252</text:p>
          </table:table-cell>
          <table:table-cell table:style-name="Table2.A2" office:value-type="string">
            <text:p text:style-name="P27">42</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odel</text:p>
          </table:table-cell>
        </table:table-row>
        <table:table-row>
          <table:table-cell table:style-name="Table2.A2" office:value-type="string">
            <text:p text:style-name="P27">252</text:p>
          </table:table-cell>
          <table:table-cell table:style-name="Table2.A2" office:value-type="string">
            <text:p text:style-name="P27">83</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Hardware version</text:p>
          </table:table-cell>
        </table:table-row>
        <table:table-row>
          <table:table-cell table:style-name="Table2.A2" office:value-type="string">
            <text:p text:style-name="P27">252</text:p>
          </table:table-cell>
          <table:table-cell table:style-name="Table2.A2" office:value-type="string">
            <text:p text:style-name="P27">104</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Software version</text:p>
          </table:table-cell>
        </table:table-row>
      </table:table>
      <text:p text:style-name="P26">The value at the <text:change-start text:change-id="ct105553209866064"/><text:span text:style-name="T68">v</text:span><text:change-end text:change-id="ct105553209866064"/><text:change text:change-id="ct105553209862944"/>ersion variable shall be the same as the value of the attribute `fixed'.</text:p>
      <text:p text:style-name="P26">The &lt;acdi&gt; <text:span text:style-name="T4">element</text:span>, if specified without the attribute `var', <text:span text:style-name="T43">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pace</text:p>
          </table:table-cell>
          <table:table-cell table:style-name="Table3.A1" office:value-type="string">
            <text:p text:style-name="P36">Address</text:p>
          </table:table-cell>
          <table:table-cell table:style-name="Table3.A1" office:value-type="string">
            <text:p text:style-name="P28">Size (bytes)</text:p>
          </table:table-cell>
          <table:table-cell table:style-name="Table3.A1" office:value-type="string">
            <text:p text:style-name="P28">Type</text:p>
          </table:table-cell>
          <table:table-cell table:style-name="Table3.E1" office:value-type="string">
            <text:p text:style-name="P28">Description</text:p>
          </table:table-cell>
        </table:table-row>
        <table:table-row>
          <table:table-cell table:style-name="Table3.A2" office:value-type="string">
            <text:p text:style-name="P27">251</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7">int</text:p>
          </table:table-cell>
          <table:table-cell table:style-name="Table3.E2" office:value-type="string">
            <text:p text:style-name="P27">Version</text:p>
          </table:table-cell>
        </table:table-row>
        <table:table-row>
          <table:table-cell table:style-name="Table3.A2" office:value-type="string">
            <text:p text:style-name="P27">251</text:p>
          </table:table-cell>
          <table:table-cell table:style-name="Table3.A2" office:value-type="string">
            <text:p text:style-name="P27">1</text:p>
          </table:table-cell>
          <table:table-cell table:style-name="Table3.A2" office:value-type="string">
            <text:p text:style-name="P27">63</text:p>
          </table:table-cell>
          <table:table-cell table:style-name="Table3.A2" office:value-type="string">
            <text:p text:style-name="P27">string</text:p>
          </table:table-cell>
          <table:table-cell table:style-name="Table3.E2" office:value-type="string">
            <text:p text:style-name="P27">User-supplied name</text:p>
          </table:table-cell>
        </table:table-row>
        <table:table-row>
          <table:table-cell table:style-name="Table3.A2" office:value-type="string">
            <text:p text:style-name="P27">251</text:p>
          </table:table-cell>
          <table:table-cell table:style-name="Table3.A2" office:value-type="string">
            <text:p text:style-name="P27">64</text:p>
          </table:table-cell>
          <table:table-cell table:style-name="Table3.A2" office:value-type="string">
            <text:p text:style-name="P27">64</text:p>
          </table:table-cell>
          <table:table-cell table:style-name="Table3.A2" office:value-type="string">
            <text:p text:style-name="P27">string</text:p>
          </table:table-cell>
          <table:table-cell table:style-name="Table3.E2" office:value-type="string">
            <text:p text:style-name="P27">User-supplied description</text:p>
          </table:table-cell>
        </table:table-row>
      </table:table>
      <text:p text:style-name="P29">The value at the <text:change-start text:change-id="ct105553209863904"/><text:span text:style-name="T68">v</text:span><text:change-end text:change-id="ct105553209863904"/><text:change text:change-id="ct105553209864144"/>ersion variable shall be the same as the value of the attribute `var'.</text:p>
      <text:p text:style-name="P29">The &lt;acdi&gt; <text:span text:style-name="T4">element</text:span> shall be specified if and only if the Protocol Support Reply message carries the `ACDI' bit set. See the OpenLCB Message Network Standard for the Protocol Support Reply message.</text:p>
      <text:p text:style-name="P29">If the &lt;acdi&gt; <text:span text:style-name="T4">element</text:span> is specified, and the <text:change-start text:change-id="ct105553209864624"/><text:span text:style-name="T68">n</text:span><text:change-end text:change-id="ct105553209864624"/><text:change text:change-id="ct105553209865104"/>ode also supports the OpenLCB Simple Node Information Protocol (SNIP), then the information provided by the SNIP Reply <text:span text:style-name="T17">shall match the respective </text:span>values provided in the ACDI space.</text:p>
      <text:p text:style-name="P37"><text:soft-page-break/>A node may, but is not required to, express the same configuration options as specific segment<text:span text:style-name="T21">s and </text:span><text:change-start text:change-id="ct105553209859584"/><text:span text:style-name="T68">d</text:span><text:change-end text:change-id="ct105553209859584"/><text:change text:change-id="ct105553209865824"/><text:span text:style-name="T21">ata </text:span><text:change-start text:change-id="ct105553209768960"/><text:span text:style-name="T68">e</text:span><text:change-end text:change-id="ct105553209768960"/><text:change text:change-id="ct105553209768720"/><text:span text:style-name="T21">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change-start text:change-id="ct105553209768480"/><text:span text:style-name="T68">the memory s</text:span><text:change-end text:change-id="ct105553209768480"/><text:change text:change-id="ct105553209768000"/>pace <text:span text:style-name="T18">in the attribute `space', </text:span>which shall apply to all <text:change-start text:change-id="ct105553209767760"/><text:span text:style-name="T68">d</text:span><text:change-end text:change-id="ct105553209767760"/><text:change text:change-id="ct105553209768240"/><text:span text:style-name="T18">ata </text:span><text:change-start text:change-id="ct105553209767280"/><text:span text:style-name="T68">e</text:span><text:change-end text:change-id="ct105553209767280"/><text:change text:change-id="ct105553209767040"/><text:span text:style-name="T18">lements within, and the value of `origin', which shall be considered as the </text:span><text:change-start text:change-id="ct105553209767520"/><text:span text:style-name="T68">a</text:span><text:change-end text:change-id="ct105553209767520"/><text:change text:change-id="ct105553209766800"/><text:span text:style-name="T18">ddress of a </text:span><text:change-start text:change-id="ct105553209766560"/><text:span text:style-name="T68">d</text:span><text:change-end text:change-id="ct105553209766560"/><text:change text:change-id="ct105553209766320"/><text:span text:style-name="T18">ata </text:span><text:change-start text:change-id="ct105553209766080"/><text:span text:style-name="T68">e</text:span><text:change-end text:change-id="ct105553209766080"/><text:change text:change-id="ct105553209765840"/><text:span text:style-name="T18">lement of size 0 (zero) at the beginning of the &lt;segment&gt;</text:span><text:span text:style-name="T18"><text:note text:id="ftn3" text:note-class="footnote"><text:note-citation>3</text:note-citation><text:note-body><text:p text:style-name="P51">This is required to make “previous <text:span text:style-name="T54">e</text:span>lement” a<text:span text:style-name="T32">n unambiguous</text:span> reference for the first <text:span text:style-name="T54">e</text:span>lement in the contained sequence.</text:p></text:note-body></text:note></text:span><text:span text:style-name="T18">.</text:span></text:p>
      <text:p text:style-name="P31">A <text:change-start text:change-id="ct105553209765600"/><text:span text:style-name="T68">c</text:span><text:change-end text:change-id="ct105553209765600"/><text:change text:change-id="ct105553209765360"/>onfiguration <text:change-start text:change-id="ct105553209765120"/><text:span text:style-name="T68">t</text:span><text:change-end text:change-id="ct105553209765120"/><text:change text:change-id="ct105553209764880"/>ool may, but i<text:span text:style-name="T30">s</text:span> not required to, perform visual separation of the contents of different segments by appropriate UI elements, such as tabs, <text:span text:style-name="T30">boxes</text:span> or horizontal bars.</text:p>
      <text:p text:style-name="P32">A &lt;segment&gt; element shall contain an optional user-readable name and <text:span text:style-name="T50">optional </text:span>description tags, and a sequence of zero or more <text:change-start text:change-id="ct105553209764640"/><text:span text:style-name="T68">d</text:span><text:change-end text:change-id="ct105553209764640"/><text:change text:change-id="ct105553209764400"/>ata <text:change-start text:change-id="ct105553209769680"/><text:span text:style-name="T68">e</text:span><text:change-end text:change-id="ct105553209769680"/><text:change text:change-id="ct105553209764160"/>lements.<text:change-start text:change-id="ct105553209763920"/> <text:span text:style-name="T66">The user-readable name and description are intended as hints for optional UI display by configuration tools.</text:span><text:change-end text:change-id="ct105553209763920"/></text:p>
      <text:h text:style-name="Heading_20_3" text:outline-level="3"><text:bookmark-start text:name="__RefHeading___Toc1611_765285946"/>Data Elements<text:bookmark-end text:name="__RefHeading___Toc1611_765285946"/></text:h>
      <text:p text:style-name="P30">The following <text:span text:style-name="T4">element</text:span>s are considered <text:change-start text:change-id="ct105553209759120"/><text:span text:style-name="T68">d</text:span><text:change-end text:change-id="ct105553209759120"/><text:change text:change-id="ct105553209763680"/>ata <text:change-start text:change-id="ct105553209758880"/><text:span text:style-name="T68">e</text:span><text:change-end text:change-id="ct105553209758880"/><text:change text:change-id="ct105553209758640"/>lements: &lt;group&gt;, &lt;int&gt;, &lt;string&gt;, &lt;eventid&gt;<text:change-start text:change-id="ct105553209758400"/>, &lt;<text:span text:style-name="T57">float&gt;</text:span><text:change-end text:change-id="ct105553209758400"/>.</text:p>
      <text:p text:style-name="P50"><text:span text:style-name="T51">The value of the address within the segment is accumulated during a depth-first traversal of the contents of the segment definition element.  </text:span><text:change-start text:change-id="ct105553209758160"/><text:span text:style-name="T53">The a</text:span><text:change-end text:change-id="ct105553209758160"/><text:change text:change-id="ct105553209759600"/><text:span text:style-name="T52">ddress is initialized with the value of the attribute `origin' on the &lt;segment&gt; element. <text:s/></text:span><text:span text:style-name="T51">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2">For each <text:change-start text:change-id="ct105553209757920"/><text:span text:style-name="T68">d</text:span><text:change-end text:change-id="ct105553209757920"/><text:change text:change-id="ct105553209757680"/>ata <text:change-start text:change-id="ct105553209757440"/><text:span text:style-name="T68">e</text:span><text:change-end text:change-id="ct105553209757440"/><text:change text:change-id="ct105553209756000"/>lement the following values are defined:</text:p>
      <text:list text:style-name="L6">
        <text:list-item>
          <text:p text:style-name="P73">Space, <text:span text:style-name="T44">which is defined by the enclosing &lt;segment&gt; element.</text:span></text:p>
        </text:list-item>
        <text:list-item>
          <text:p text:style-name="P73">Address, <text:span text:style-name="T44">which is defined as the </text:span><text:change-start text:change-id="ct105553209756960"/><text:span text:style-name="T68">e</text:span><text:change-end text:change-id="ct105553209756960"/><text:change text:change-id="ct105553209756720"/><text:span text:style-name="T44">nd </text:span><text:change-start text:change-id="ct105553209756480"/><text:span text:style-name="T68">a</text:span><text:change-end text:change-id="ct105553209756480"/><text:change text:change-id="ct105553209756240"/><text:span text:style-name="T44">ddress of the previous </text:span><text:change-start text:change-id="ct105553209755760"/><text:span text:style-name="T68">d</text:span><text:change-end text:change-id="ct105553209755760"/><text:change text:change-id="ct105553209759840"/><text:span text:style-name="T44">ata </text:span><text:change-start text:change-id="ct105553209760560"/><text:span text:style-name="T68">e</text:span><text:change-end text:change-id="ct105553209760560"/><text:change text:change-id="ct105553209760080"/><text:span text:style-name="T44">lement plus the value of the attribute `offset' on the </text:span><text:change-start text:change-id="ct105553209762480"/><text:span text:style-name="T68">d</text:span><text:change-end text:change-id="ct105553209762480"/><text:change text:change-id="ct105553209782704"/><text:span text:style-name="T44">ata </text:span><text:change-start text:change-id="ct105553209781984"/><text:span text:style-name="T68">e</text:span><text:change-end text:change-id="ct105553209781984"/><text:change text:change-id="ct105553209780304"/><text:span text:style-name="T44">lement.</text:span></text:p>
        </text:list-item>
        <text:list-item>
          <text:p text:style-name="P73">Size <text:span text:style-name="T20">(in bytes)</text:span></text:p>
        </text:list-item>
        <text:list-item>
          <text:p text:style-name="P73">End <text:change-start text:change-id="ct105553209941024"/><text:span text:style-name="T68">a</text:span><text:change-end text:change-id="ct105553209941024"/><text:change text:change-id="ct105553209940784"/>ddress, which <text:span text:style-name="T44">is defined as</text:span> <text:change-start text:change-id="ct105553209940544"/><text:span text:style-name="T68">a</text:span><text:change-end text:change-id="ct105553209940544"/><text:change text:change-id="ct105553209940304"/>ddress + <text:change-start text:change-id="ct105553209940064"/><text:span text:style-name="T68">s</text:span><text:change-end text:change-id="ct105553209940064"/><text:change text:change-id="ct105553209939824"/>ize, <text:span text:style-name="T45">unless otherwise specified.</text:span><text:change-start text:change-id="ct105553209941264"/></text:p>
        </text:list-item>
      </text:list>
      <text:p text:style-name="P24">The <text:span text:style-name="T66">data </text:span>element’s &lt;name&gt; <text:span text:style-name="T65">and </text:span>&lt;description&gt; <text:span text:style-name="T65">elements </text:span>and <text:span text:style-name="T65">the &lt;group&gt; element’s</text:span> &lt;repname&gt; <text:span text:style-name="T62">element</text:span> are intended as hints for optional <text:span text:style-name="T61">UI </text:span>display by configuration tools. <text:s/><text:change-end text:change-id="ct105553209941264"/></text:p>
      <text:h text:style-name="Heading_20_4" text:outline-level="4"><text:bookmark-start text:name="__RefHeading___Toc1613_765285946"/>&lt;group&gt; Element<text:bookmark-end text:name="__RefHeading___Toc1613_765285946"/></text:h>
      <text:p text:style-name="P33">The &lt;group&gt; <text:span text:style-name="T4">element</text:span> allows logical grouping of <text:change-start text:change-id="ct105553209939584"/><text:span text:style-name="T68">v</text:span><text:change-end text:change-id="ct105553209939584"/><text:change text:change-id="ct105553209939344"/><text:span text:style-name="T31">ariables</text:span>, providing common documentation for them, and making multiple copies of the contained <text:change-start text:change-id="ct105553209939104"/><text:span text:style-name="T68">v</text:span><text:change-end text:change-id="ct105553209939104"/><text:change text:change-id="ct105553209938864"/>ariables. <text:span text:style-name="T19">CDI implementors may, but are not required to, use this feature to express configuration of repeated hardware or software components (such as multiple input ports, output ports etc).</text:span></text:p>
      <text:p text:style-name="P34"><text:span text:style-name="T6">A &lt;group&gt; element shall contain an optional user-readable name, </text:span><text:span text:style-name="T10">optional </text:span><text:span text:style-name="T6">description and a sequence of zero or more </text:span><text:change-start text:change-id="ct105553209938624"/><text:span text:style-name="T16">d</text:span><text:change-end text:change-id="ct105553209938624"/><text:change text:change-id="ct105553209938384"/><text:span text:style-name="T6">ata </text:span><text:change-start text:change-id="ct105553209938144"/><text:span text:style-name="T16">e</text:span><text:change-end text:change-id="ct105553209938144"/><text:change text:change-id="ct105553209937904"/><text:span text:style-name="T6">lements. This sequence is considered to contain a </text:span><text:change-start text:change-id="ct105553209937664"/><text:span text:style-name="T16">d</text:span><text:change-end text:change-id="ct105553209937664"/><text:change text:change-id="ct105553209937424"/><text:span text:style-name="T6">ata </text:span><text:change-start text:change-id="ct105553209937184"/><text:span text:style-name="T16">e</text:span><text:change-end text:change-id="ct105553209937184"/><text:change text:change-id="ct105553209936944"/><text:span text:style-name="T6">lement of size 0 (zero) before the specified </text:span><text:change-start text:change-id="ct105553209936704"/><text:span text:style-name="T16">d</text:span><text:change-end text:change-id="ct105553209936704"/><text:change text:change-id="ct105553209936464"/><text:span text:style-name="T6">ata </text:span><text:change-start text:change-id="ct105553209936224"/><text:span text:style-name="T16">e</text:span><text:change-end text:change-id="ct105553209936224"/><text:change text:change-id="ct105553209935984"/><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change-start text:change-id="ct105553209935504"/><text:span text:style-name="T68">d</text:span><text:change-end text:change-id="ct105553209935504"/><text:change text:change-id="ct105553209935264"/>ata <text:change-start text:change-id="ct105553209934544"/><text:span text:style-name="T68">e</text:span><text:change-end text:change-id="ct105553209934544"/><text:change text:change-id="ct105553209934304"/>lements were repeated N times.</text:p>
      <text:p text:style-name="P17">The <text:change-start text:change-id="ct105553209935744"/><text:span text:style-name="T68">e</text:span><text:change-end text:change-id="ct105553209935744"/><text:change text:change-id="ct105553209934064"/>nd <text:change-start text:change-id="ct105553209933824"/><text:span text:style-name="T68">a</text:span><text:change-end text:change-id="ct105553209933824"/><text:change text:change-id="ct105553209946064"/>ddress of a &lt;group&gt; element is <text:span text:style-name="T21">defined as the </text:span><text:change-start text:change-id="ct105553209945824"/><text:span text:style-name="T68">e</text:span><text:change-end text:change-id="ct105553209945824"/><text:change text:change-id="ct105553209945584"/><text:span text:style-name="T21">nd </text:span><text:change-start text:change-id="ct105553209945344"/><text:span text:style-name="T68">a</text:span><text:change-end text:change-id="ct105553209945344"/><text:change text:change-id="ct105553209945104"/><text:span text:style-name="T21">ddress of the last </text:span><text:change-start text:change-id="ct105553209944864"/><text:span text:style-name="T68">d</text:span><text:change-end text:change-id="ct105553209944864"/><text:change text:change-id="ct105553209944624"/><text:span text:style-name="T21">ata </text:span><text:change-start text:change-id="ct105553209944384"/><text:span text:style-name="T68">e</text:span><text:change-end text:change-id="ct105553209944384"/><text:change text:change-id="ct105553209944144"/><text:span text:style-name="T21">lement in the contained sequence (after replication). The </text:span><text:change-start text:change-id="ct105553209943904"/><text:span text:style-name="T68">s</text:span><text:change-end text:change-id="ct105553209943904"/><text:change text:change-id="ct105553209943664"/><text:span text:style-name="T21">ize of a &lt;group&gt; element is defined as the </text:span><text:change-start text:change-id="ct105553209943424"/><text:span text:style-name="T68">e</text:span><text:change-end text:change-id="ct105553209943424"/><text:change text:change-id="ct105553209943184"/><text:span text:style-name="T21">nd </text:span><text:change-start text:change-id="ct105553209942944"/><text:span text:style-name="T68">a</text:span><text:change-end text:change-id="ct105553209942944"/><text:change text:change-id="ct105553209942704"/><text:span text:style-name="T21">ddress minus the </text:span><text:change-start text:change-id="ct105553209942464"/><text:span text:style-name="T68">a</text:span><text:change-end text:change-id="ct105553209942464"/><text:change text:change-id="ct105553209942224"/><text:span text:style-name="T21">ddress of the &lt;group&gt; element.</text:span></text:p>
      <text:p text:style-name="P23">Configuration Tools shall not render a <text:span text:style-name="T47">&lt;</text:span>group<text:span text:style-name="T47">&gt; element</text:span> with no child elements<text:note text:id="ftn4" text:note-class="footnote"><text:note-citation>4</text:note-citation><text:note-body><text:p text:style-name="P52">No name, <text:span text:style-name="T47">no </text:span>description and no Data Elements contained.</text:p></text:note-body></text:note> on their UI.</text:p>
      <text:h text:style-name="P61" text:outline-level="4"><text:bookmark-start text:name="__RefHeading___Toc1615_765285946"/>&lt;<text:span text:style-name="T33">int</text:span>&gt; Element<text:bookmark-end text:name="__RefHeading___Toc1615_765285946"/></text:h>
      <text:p text:style-name="P10">The &lt;int&gt; <text:span text:style-name="T39">element</text:span> defines a <text:change-start text:change-id="ct105553209941984"/><text:span text:style-name="T68">v</text:span><text:change-end text:change-id="ct105553209941984"/><text:change text:change-id="ct105553209941744"/>ariable of <text:span text:style-name="T46">integer</text:span> value.</text:p>
      <text:p text:style-name="P10">The <text:change-start text:change-id="ct105553209941504"/><text:span text:style-name="T68">s</text:span><text:change-end text:change-id="ct105553209941504"/><text:change text:change-id="ct105553209934784"/>ize of the &lt;int&gt; <text:span text:style-name="T39">element</text:span> is defined as the value of the `size' attribute in byte<text:span text:style-name="T34">s.</text:span><text:change-start text:change-id="ct105553209935024"/><text:span text:style-name="T34"> </text:span><text:span text:style-name="T71">Valid values are 1, 2, 4 and 8 bytes.</text:span><text:change-end text:change-id="ct105553209935024"/></text:p>
      <text:p text:style-name="P15"><text:change-start text:change-id="ct105553209946784"/><text:span text:style-name="T72">The integer value shall be stored as an unsigned integer unless a &lt;min&gt; sub-element with a value less that zero is present, in which case the integer value shall be stored as a signed integer. </text:span><text:change-end text:change-id="ct105553209946784"/>The integer value shall be written to the bytes pointed to in big-endian byte order. All bytes shall be written. <text:change-start text:change-id="ct105553209949424"/></text:p>
      <text:p text:style-name="P15"><text:change-end text:change-id="ct105553209949424"/>Values <text:span text:style-name="T47">smaller than </text:span>defined by the &lt;min&gt; <text:span text:style-name="T47">or larger than defined by the </text:span>&lt;max&gt; sub-element, if present, are invalid and shall not be written. <text:change-start text:change-id="ct105553209948464"/><text:span text:style-name="T72">The default value of the &lt;min&gt; sub-element is zero, and </text:span><text:span text:style-name="T42">the</text:span><text:span text:style-name="T72"> default value of the &lt;max&gt; sub-element </text:span><text:span text:style-name="T42">is the largest possible value for the given size.</text:span><text:change-end text:change-id="ct105553209948464"/><text:change-start text:change-id="ct105553209947504"/></text:p>
      <text:p text:style-name="P15"><text:change-end text:change-id="ct105553209947504"/>If the &lt;map&gt; enumeration is present, then values not present in the list of &lt;property&gt; entries of <text:span text:style-name="T35">the </text:span>enumeration are invalid and shall not be written.</text:p>
      <text:h text:style-name="P62" text:outline-level="4"><text:bookmark-start text:name="__RefHeading___Toc1617_765285946"/>&lt;string&gt; Element<text:bookmark-end text:name="__RefHeading___Toc1617_765285946"/></text:h>
      <text:p text:style-name="P18">The &lt;string&gt; <text:span text:style-name="T39">element</text:span> defines a variable holding a UTF-8 string that is user-readable.</text:p>
      <text:p text:style-name="P11">The <text:change-start text:change-id="ct105553209947984"/><text:span text:style-name="T68">s</text:span><text:change-end text:change-id="ct105553209947984"/><text:change text:change-id="ct105553209948944"/>ize of the &lt;<text:span text:style-name="T22">string</text:span>&gt; <text:span text:style-name="T39">element</text:span> is defined as the value of the `size' attribute in byt<text:span text:style-name="T22">es.</text:span></text:p>
      <text:p text:style-name="P20">The string value shall be written to the bytes pointed to, starting at the <text:change-start text:change-id="ct105553209949904"/><text:span text:style-name="T68">a</text:span><text:change-end text:change-id="ct105553209949904"/><text:change text:change-id="ct105553209949664"/>ddress of the &lt;string&gt; <text:span text:style-name="T39">element, </text:span><text:span text:style-name="T40">with at least one trailing 0 (null) byte</text:span>. <text:change text:change-id="ct105553209949184"/></text:p>
      <text:p text:style-name="P13">If the &lt;map&gt; enumeration is present, then values not present in the list of &lt;property&gt; entries of <text:span text:style-name="T35">the </text:span>enumeration are invalid and shall not be written.</text:p>
      <text:h text:style-name="P63" text:outline-level="4"><text:bookmark-start text:name="__RefHeading___Toc1619_765285946"/>&lt;eventid&gt; Element<text:bookmark-end text:name="__RefHeading___Toc1619_765285946"/></text:h>
      <text:p text:style-name="P19">The &lt;<text:span text:style-name="T23">eventid</text:span>&gt; <text:span text:style-name="T39">element</text:span> defines a variable holding a<text:span text:style-name="T23">n 8-byte value</text:span> <text:span text:style-name="T23">representing an </text:span><text:change-start text:change-id="ct105553209948704"/><text:span text:style-name="T68">e</text:span><text:change-end text:change-id="ct105553209948704"/><text:change text:change-id="ct105553209948224"/><text:span text:style-name="T23">vent ID</text:span>.</text:p>
      <text:p text:style-name="P12">The <text:change-start text:change-id="ct105553209947744"/><text:span text:style-name="T68">s</text:span><text:change-end text:change-id="ct105553209947744"/><text:change text:change-id="ct105553209947264"/>ize of the &lt;<text:span text:style-name="T23">eventid</text:span>&gt; <text:span text:style-name="T39">element</text:span> is defined as <text:span text:style-name="T23">8 bytes.</text:span></text:p>
      <text:p text:style-name="P21">The <text:change-start text:change-id="ct105553209946544"/><text:span text:style-name="T68">e</text:span><text:change-end text:change-id="ct105553209946544"/><text:change text:change-id="ct105553209947024"/>vent ID shall be written to the bytes pointed to in big-endian byte order (most significant byte first).</text:p>
      <text:p text:style-name="P12"><text:soft-page-break/>If the &lt;map&gt; enumeration is present, then values not present in the list of &lt;property&gt; entries of <text:span text:style-name="T35">the </text:span>enumeration are invalid and shall not be written.<text:change-start text:change-id="ct105553209892352"/></text:p>
      <text:h text:style-name="Heading_20_4" text:outline-level="4">&lt;<text:span text:style-name="T57">float&gt; Element</text:span></text:h>
      <text:p text:style-name="P14">The &lt;<text:span text:style-name="T57">float</text:span>&gt; <text:span text:style-name="T39">element</text:span> defines a <text:span text:style-name="T68">v</text:span>ariable of <text:span text:style-name="T57">floating point</text:span> value.</text:p>
      <text:p text:style-name="P14">The <text:span text:style-name="T68">s</text:span>ize of the &lt;<text:span text:style-name="T57">float</text:span>&gt; <text:span text:style-name="T39">element</text:span> is defined as the value of the `size' attribute in byte<text:span text:style-name="T34">s. </text:span><text:span text:style-name="T58">Valid values are 2, 4, and 8 bytes. </text:span><text:span text:style-name="T57">T</text:span><text:span text:style-name="T41">h</text:span><text:span text:style-name="T57">e format of the bits within the element shall follow the IEEE format of the corresponding size.</text:span></text:p>
      <text:p text:style-name="P14">The <text:span text:style-name="T57">floating point</text:span> value shall be written to the bytes pointed to in big-endian byte order. All bytes shall be written. Values <text:span text:style-name="T47">smaller than </text:span>defined by the &lt;min&gt; <text:span text:style-name="T47">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change-end text:change-id="ct105553209892352"/><text:change-start text:change-id="ct105553209892112"/></text:p>
      <text:p text:style-name="P22">The optional <text:span text:style-name="T39">“floatFormat” attribute defines a preferred, but not mandatory, printf-style format for displaying the data to the user.</text:span><text:change-end text:change-id="ct105553209892112"/></text:p>
      <text:h text:style-name="Heading_20_1" text:outline-level="1"><text:bookmark-start text:name="__RefHeading___Toc1621_765285946"/>Future Extension <text:span text:style-name="T36">(Normative)</text:span><text:bookmark-end text:name="__RefHeading___Toc1621_765285946"/></text:h>
      <text:p text:style-name="P47">Configuration <text:change-start text:change-id="ct105553209891872"/><text:span text:style-name="T68">t</text:span><text:change-end text:change-id="ct105553209891872"/><text:change text:change-id="ct105553209891632"/>ools implementing a future version of this Standard must be able to process CDI content defined according to an<text:span text:style-name="T24">y</text:span> earlier version of the Standard, <text:span text:style-name="T24">including this version</text:span>.</text:p>
      <text:p text:style-name="P48">Configuration <text:change-start text:change-id="ct105553209891392"/><text:span text:style-name="T68">t</text:span><text:change-end text:change-id="ct105553209891392"/><text:change text:change-id="ct105553209891152"/>ools implementing major version 1 of this Standard may assume the following about future minor versions of this Standard:</text:p>
      <text:list text:style-name="L7">
        <text:list-item>
          <text:p text:style-name="P75">No existing tags will change the interpretation or default value of the <text:span text:style-name="T36">`offset' and `size'</text:span> attribute, <text:span text:style-name="T36">and accordingly the </text:span><text:change-start text:change-id="ct105553209890672"/><text:span text:style-name="T68">a</text:span><text:change-end text:change-id="ct105553209890672"/><text:change text:change-id="ct105553209890432"/><text:span text:style-name="T36">ddress and </text:span><text:change-start text:change-id="ct105553209890192"/><text:span text:style-name="T68">s</text:span><text:change-end text:change-id="ct105553209890192"/><text:change text:change-id="ct105553209889952"/><text:span text:style-name="T36">ize value, the data type and encoding of the value in the memory space. The &lt;group&gt; tag will not change the interpretation of the `offset' attribute and `replication' attribute.</text:span></text:p>
        </text:list-item>
        <text:list-item>
          <text:p text:style-name="P75">All unknown tags that occur within the <text:span text:style-name="T4">element</text:span> &lt;segment&gt; or &lt;group&gt; and have an attribute `size' shall be considered to be <text:change-start text:change-id="ct105553209889712"/><text:span text:style-name="T68">d</text:span><text:change-end text:change-id="ct105553209889712"/><text:change text:change-id="ct105553209889472"/>ata <text:change-start text:change-id="ct105553209889232"/><text:span text:style-name="T68">e</text:span><text:change-end text:change-id="ct105553209889232"/><text:change text:change-id="ct105553209900752"/>lements with <text:change-start text:change-id="ct105553209900512"/><text:span text:style-name="T68">a</text:span><text:change-end text:change-id="ct105553209900512"/><text:change text:change-id="ct105553209900272"/>ddress <text:span text:style-name="T6">defined as the </text:span><text:change-start text:change-id="ct105553209900032"/><text:span text:style-name="T16">e</text:span><text:change-end text:change-id="ct105553209900032"/><text:change text:change-id="ct105553209888992"/><text:span text:style-name="T6">nd </text:span><text:change-start text:change-id="ct105553209888752"/><text:span text:style-name="T16">e</text:span><text:change-end text:change-id="ct105553209888752"/><text:change text:change-id="ct105553209888512"/><text:span text:style-name="T6">ddress of the previous </text:span><text:change-start text:change-id="ct105553209888272"/><text:span text:style-name="T16">d</text:span><text:change-end text:change-id="ct105553209888272"/><text:change text:change-id="ct105553209888032"/><text:span text:style-name="T6">ata </text:span><text:change-start text:change-id="ct105553209887792"/><text:span text:style-name="T16">e</text:span><text:change-end text:change-id="ct105553209887792"/><text:change text:change-id="ct105553209887552"/><text:span text:style-name="T6">lement plus the value of the `offset' attribute, </text:span><text:span text:style-name="T4">and </text:span><text:change-start text:change-id="ct105553209887312"/><text:span text:style-name="T16">s</text:span><text:change-end text:change-id="ct105553209887312"/><text:change text:change-id="ct105553209887072"/><text:span text:style-name="T4">ize defined as the value of the `size' attribute in bytes. The `size' attribute of all future </text:span><text:change-start text:change-id="ct105553209886832"/><text:span text:style-name="T16">d</text:span><text:change-end text:change-id="ct105553209886832"/><text:change text:change-id="ct105553209886592"/><text:span text:style-name="T4">ata </text:span><text:change-start text:change-id="ct105553209886352"/><text:span text:style-name="T16">e</text:span><text:change-end text:change-id="ct105553209886352"/><text:change text:change-id="ct105553209886112"/><text:span text:style-name="T4">lements shall be required.</text:span></text:p>
        </text:list-item>
      </text:list>
      <text:p text:style-name="P16">No assumptions may be made about major version 2 and up of this Standard.</text:p>
      <text:list text:style-name="Numbering_20_2">
        <text:list-item>
          <text:h text:style-name="P60" text:outline-level="1"><text:bookmark-start text:name="__RefHeading___Toc1623_765285946"/>Appendix: Schema<text:bookmark-end text:name="__RefHeading___Toc1623_765285946"/></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text:change-start text:change-id="ct105553209890912"/><text:span text:style-name="T63">3</text:span><text:change-end text:change-id="ct105553209890912"/><text:change text:change-id="ct105553209885872"/>"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3"><text:s text:c="6"/>&lt;xs:element name="repname" minOccurs="0" maxOccurs="<text:change-start text:change-id="ct105553209885632"/>unbounded<text:change-end text:change-id="ct105553209885632"/><text:change text:change-id="ct105553209885392"/>"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change-start text:change-id="ct105553209885152"/></text:p>
      <text:p text:style-name="P42"><text:s text:c="8"/>&lt;xs:element name="<text:span text:style-name="T64">float</text:span>" type="<text:span text:style-name="T60">float</text:span>Type" minOccurs="0" maxOccurs="1" /&gt;<text:change-end text:change-id="ct105553209885152"/></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oft-page-break/><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text:change text:change-id="ct105553209884912"/>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change-start text:change-id="ct105553209884672"/></text:p>
      <text:p text:style-name="P40"><text:s text:c="6"/>&lt;xs:simpleType&gt;</text:p>
      <text:p text:style-name="P40"><text:s text:c="8"/>&lt;xs:restriction base="xs:token"&gt;</text:p>
      <text:p text:style-name="P40"><text:s text:c="10"/>&lt;xs:enumeration value="1"/&gt;</text:p>
      <text:p text:style-name="P40"><text:s text:c="10"/>&lt;xs:enumeration value="2"/&gt;</text:p>
      <text:p text:style-name="P40"><text:s text:c="10"/>&lt;xs:enumeration value="4"/&gt;</text:p>
      <text:p text:style-name="P40"><text:s text:c="10"/>&lt;xs:enumeration value="8"/&gt;</text:p>
      <text:p text:style-name="P40"><text:s text:c="10"/>&lt;/xs:restriction&gt;</text:p>
      <text:p text:style-name="P40"><text:s text:c="6"/>&lt;/xs:simpleType&gt;<text:change-end text:change-id="ct105553209884672"/></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1"><text:s text:c="2"/><text:change-start text:change-id="ct105553209892832"/>&lt;xs:simpleType name="floatFormat"&gt;</text:p>
      <text:p text:style-name="P41"><text:tab/>&lt;xs:restriction base="xs:string"&gt;</text:p>
      <text:p text:style-name="P41"><text:tab/> <text:s/>&lt;!-- This is a somewhat limiting regex, as it does not allow all possible --&gt;</text:p>
      <text:p text:style-name="P41"><text:tab/> <text:s/>&lt;!-- printf formats. It will allow the most common formats that have <text:s text:c="3"/>--&gt;</text:p>
      <text:p text:style-name="P41"><text:tab/> <text:s/>&lt;!-- <text:span text:style-name="T59">been </text:span>seen and used before, however --&gt;</text:p>
      <text:p text:style-name="P41"><text:tab/> <text:s/>&lt;xs:pattern value="%[0-9]<text:span text:style-name="T70">*</text:span>(\.([0-9]*))?f"/&gt;</text:p>
      <text:p text:style-name="P41"><text:tab/>&lt;/xs:restriction&gt;</text:p>
      <text:p text:style-name="P41"><text:s text:c="2"/>&lt;/xs:simpleType&gt;</text:p>
      <text:p text:style-name="P41"><text:s text:c="2"/></text:p>
      <text:p text:style-name="P41"><text:s text:c="2"/>&lt;xs:complexType name="floatType"&gt;</text:p>
      <text:p text:style-name="P41"><text:tab/> &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oft-page-break/><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 text:c="8"/>&lt;/xs:annotation&gt;</text:p>
      <text:p text:style-name="P41"><text:s text:c="6"/>&lt;/xs:element&gt;</text:p>
      <text:p text:style-name="P41"><text:s text:c="4"/>&lt;/xs:sequence&gt;</text:p>
      <text:p text:style-name="P41"><text:s text:c="4"/>&lt;xs:attribute name="size" use="required"&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simpleType&gt;</text:p>
      <text:p text:style-name="P41"><text:s text:c="6"/>&lt;xs:restriction base="xs:token"&gt;</text:p>
      <text:p text:style-name="P41"><text:s text:c="8"/>&lt;xs:enumeration value="2"/&gt;</text:p>
      <text:p text:style-name="P41"><text:s text:c="8"/>&lt;xs:enumeration value="4"/&gt;</text:p>
      <text:p text:style-name="P41"><text:s text:c="8"/>&lt;xs:enumeration value="8"/&gt;</text:p>
      <text:p text:style-name="P41"><text:s text:c="8"/>&lt;/xs:restriction&gt;</text:p>
      <text:p text:style-name="P41"><text:s text:c="4"/>&lt;/xs:simpleType&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tab/>&lt;xs:attribute name="formatting" type="floatFormat" &gt;</text:p>
      <text:p text:style-name="P41"><text:tab/> <text:s text:c="5"/>&lt;xs:annotation&gt;</text:p>
      <text:p text:style-name="P41"><text:s text:c="8"/>&lt;xs:documentation&gt;</text:p>
      <text:p text:style-name="P41"><text:s text:c="10"/>printf-style format string for displaying data to the use<text:span text:style-name="T65">r, like %3.1f</text:span></text:p>
      <text:p text:style-name="P41"><text:s text:c="8"/>&lt;/xs:documentation&gt;</text:p>
      <text:p text:style-name="P41"><text:s text:c="6"/>&lt;/xs:annotation&gt;</text:p>
      <text:p text:style-name="P41"><text:tab/>&lt;/xs:attribute&gt;</text:p>
      <text:p text:style-name="P41"><text:s text:c="2"/>&lt;/xs:complexType&gt;</text:p>
      <text:p text:style-name="P41"><text:s text:c="2"/></text:p>
      <text:p text:style-name="P41"><text:s text:c="2"/><text:change-end text:change-id="ct105553209892832"/>&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oft-page-break/><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oft-page-break/><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oft-page-break/><text:s text:c="6"/>&lt;/xs:sequence&gt;</text:p>
      <text:p text:style-name="P40"><text:s text:c="4"/>&lt;/xs:complexType&gt;</text:p>
      <text:p text:style-name="P40"><text:s text:c="2"/>&lt;/xs:element&gt;</text:p>
      <text:p text:style-name="P40">&lt;/xs:schema&gt;</text:p>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text:s/>Introduction (Informative)<text:tab/>1</text:p>
          <text:p text:style-name="P56"><text:s/>2 <text:s/>Intended Use (Informative)<text:tab/>1</text:p>
          <text:p text:style-name="P56"><text:s/>3 <text:s/>References and Context (Informative)<text:tab/>1</text:p>
          <text:p text:style-name="P56"><text:s/>4 <text:s/>Content (Normative)<text:tab/>2</text:p>
          <text:p text:style-name="P56"><text:s/>5 <text:s/>Format (Normative)<text:tab/>2</text:p>
          <text:p text:style-name="P55"><text:s/>5.1 <text:s/>XML Elements<text:tab/>3</text:p>
          <text:p text:style-name="P58"><text:s/>5.1.1 <text:s/>&lt;identification&gt; Element<text:tab/>3</text:p>
          <text:p text:style-name="P58"><text:s/>5.1.2 <text:s/>&lt;acdi&gt; Element<text:tab/>3</text:p>
          <text:p text:style-name="P58"><text:s/>5.1.3 <text:s/>&lt;segment&gt; Element<text:tab/>4</text:p>
          <text:p text:style-name="P58"><text:s/>5.1.4 <text:s/>Data Elements<text:tab/>4</text:p>
          <text:p text:style-name="P57"><text:s/>5.1.4.1 <text:s/>&lt;group&gt; Element<text:tab/>4</text:p>
          <text:p text:style-name="P57"><text:s/>5.1.4.2 <text:s/>&lt;int&gt; Element<text:tab/>5</text:p>
          <text:p text:style-name="P57"><text:s/>5.1.4.3 <text:s/>&lt;string&gt; Element<text:tab/>5</text:p>
          <text:p text:style-name="P57"><text:s/>5.1.4.4 <text:s/>&lt;eventid&gt; Element<text:tab/>5</text:p>
          <text:p text:style-name="P56"><text:s/>6 <text:s/>Future Extension (Normative)<text:tab/>5</text:p>
          <text:p text:style-name="P56"><text:s/>A Appendix: Schema<text:tab/>7</text:p>
        </text:index-body>
      </text:table-of-conten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11"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x="0.1819in" svg:y="0.3354in" svg:width="2.798in" svg:height="0.9909in" draw:z-index="21"><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Configuration Description Information</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12" draw:name="PowerPlusWaterMarkObject" draw:style-name="Mgr2" draw:text-style-name="MP2" svg:width="6.4996in" svg:height="25.7587in" draw:transform="rotate (0.785398163397448) translate (-1in 1.58390748031496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Endnote" style:page-layout-name="Mpm3" draw:style-name="Mdp1">
      <style:header>
        <text:p text:style-name="Header"><draw:custom-shape text:anchor-type="char" draw:z-index="13"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4"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6"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7"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8"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9"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69</meta:editing-cycles>
    <meta:editing-duration>PT22H32M27S</meta:editing-duration>
    <meta:generator>LibreOffice/7.4.6.2$MacOSX_X86_64 LibreOffice_project/5b1f5509c2decdade7fda905e3e1429a67acd63d</meta:generator>
    <dc:date>2024-07-01T17:03:02.360258445</dc:date>
    <dc:creator>Bob Jacobsen</dc:creator>
    <meta:document-statistic meta:table-count="3" meta:image-count="1" meta:object-count="0" meta:page-count="13" meta:paragraph-count="523" meta:word-count="3277" meta:character-count="27975" meta:non-whitespace-character-count="21795"/>
    <meta:user-defined meta:name="OLCBdate">July 22, 2024</meta:user-defined>
    <meta:user-defined meta:name="OLCBstatus">Adopted</meta:user-defined>
    <meta:user-defined meta:name="OLCByear">2024</meta:user-defined>
  </office:meta>
</office:document-meta>
</file>